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049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2.676cm"/>
    </style:style>
    <style:style style:name="co7" style:family="table-column">
      <style:table-column-properties fo:break-before="auto" style:column-width="3.24cm"/>
    </style:style>
    <style:style style:name="co8" style:family="table-column">
      <style:table-column-properties fo:break-before="auto" style:column-width="5.292cm"/>
    </style:style>
    <style:style style:name="co9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4" style:family="table-cell" style:parent-style-name="Default">
      <style:table-cell-properties fo:background-color="#cccccc"/>
      <style:text-properties fo:font-weight="bold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Ergebnisse" table:style-name="ta1">
        <table:shapes>
          <draw:frame draw:z-index="0" draw:style-name="gr1" draw:text-style-name="P1" svg:width="15.999cm" svg:height="8.999cm" svg:x="16.671cm" svg:y="0.451cm">
            <draw:object draw:notify-on-update-of-ranges="Ergebnisse.B1:Ergebnisse.F1 Ergebnisse.A5:Ergebnisse.A5 Ergebnisse.B5:Ergebnisse.F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2.578cm" svg:y="0.417cm">
            <draw:object draw:notify-on-update-of-ranges="Ergebnisse.A2:Ergebnisse.A4 Ergebnisse.B1:Ergebnisse.B1 Ergebnisse.B2:Ergebnisse.B4 Ergebnisse.C1:Ergebnisse.C1 Ergebnisse.C2:Ergebnisse.C4 Ergebnisse.D1:Ergebnisse.D1 Ergebnisse.D2:Ergebnisse.D4 Ergebnisse.E1:Ergebnisse.E1 Ergebnisse.E2:Ergebnisse.E4 Ergebnisse.F1:Ergebnisse.F1 Ergebnisse.F2:Ergebnisse.F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zenario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</table:table-row>
        <table:table-row table:style-name="ro1">
          <table:table-cell office:value-type="string" calcext:value-type="string">
            <text:p>P(I) x Wirksamkeit</text:p>
          </table:table-cell>
          <table:table-cell table:style-name="ce1" table:formula="of:=20.65*0.1" office:value-type="float" office:value="2.065" calcext:value-type="float">
            <text:p>2,07</text:p>
          </table:table-cell>
          <table:table-cell table:style-name="ce1" table:formula="of:=19.65*0.1" office:value-type="float" office:value="1.965" calcext:value-type="float">
            <text:p>1,97</text:p>
          </table:table-cell>
          <table:table-cell table:style-name="ce1" table:formula="of:=17.37*0.1" office:value-type="float" office:value="1.737" calcext:value-type="float">
            <text:p>1,74</text:p>
          </table:table-cell>
          <table:table-cell table:style-name="ce1" table:formula="of:=22.65*0.1" office:value-type="float" office:value="2.265" calcext:value-type="float">
            <text:p>2,27</text:p>
          </table:table-cell>
          <table:table-cell table:style-name="ce1" table:formula="of:=14.01*0.1" office:value-type="float" office:value="1.401" calcext:value-type="float">
            <text:p>1,40</text:p>
          </table:table-cell>
        </table:table-row>
        <table:table-row table:style-name="ro1">
          <table:table-cell office:value-type="string" calcext:value-type="string">
            <text:p>Summe Aufwände</text:p>
          </table:table-cell>
          <table:table-cell table:style-name="ce1" office:value-type="float" office:value="-1.22" calcext:value-type="float">
            <text:p>-1,22</text:p>
          </table:table-cell>
          <table:table-cell table:style-name="ce1" office:value-type="float" office:value="-1.12" calcext:value-type="float">
            <text:p>-1,12</text:p>
          </table:table-cell>
          <table:table-cell table:style-name="ce1" office:value-type="float" office:value="-0.9" calcext:value-type="float">
            <text:p>-0,90</text:p>
          </table:table-cell>
          <table:table-cell table:style-name="ce1" table:formula="of:=-1.42" office:value-type="float" office:value="-1.42" calcext:value-type="float">
            <text:p>-1,42</text:p>
          </table:table-cell>
          <table:table-cell table:style-name="ce1" office:value-type="float" office:value="-0.71" calcext:value-type="float">
            <text:p>-0,71</text:p>
          </table:table-cell>
        </table:table-row>
        <table:table-row table:style-name="ro1">
          <table:table-cell office:value-type="string" calcext:value-type="string">
            <text:p>Differenz</text:p>
          </table:table-cell>
          <table:table-cell table:number-columns-repeated="2" table:style-name="ce1" office:value-type="float" office:value="0.845000000000001" calcext:value-type="float">
            <text:p>0,85</text:p>
          </table:table-cell>
          <table:table-cell table:style-name="ce1" office:value-type="float" office:value="0.837" calcext:value-type="float">
            <text:p>0,84</text:p>
          </table:table-cell>
          <table:table-cell table:style-name="ce1" office:value-type="float" office:value="0.845" calcext:value-type="float">
            <text:p>0,85</text:p>
          </table:table-cell>
          <table:table-cell table:style-name="ce1" office:value-type="float" office:value="0.691" calcext:value-type="float">
            <text:p>0,69</text:p>
          </table:table-cell>
        </table:table-row>
        <table:table-row table:style-name="ro1">
          <table:table-cell office:value-type="string" calcext:value-type="string">
            <text:p>Anzahl Bausteine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number-rows-repeated="22">
          <table:table-cell table:number-columns-repeated="6"/>
        </table:table-row>
        <table:table-row table:style-name="ro1">
          <table:table-cell/>
          <table:table-cell table:style-name="ce1" table:number-columns-repeated="4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table:number-columns-repeated="4"/>
          <table:table-cell/>
        </table:table-row>
      </table:table>
      <table:table table:name="Auswertung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1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ce2"/>
        <table:table-row table:style-name="ro1">
          <table:table-cell table:style-name="ce4" office:value-type="string" calcext:value-type="string">
            <text:p>Anforderung</text:p>
          </table:table-cell>
          <table:table-cell table:style-name="ce4" office:value-type="string" calcext:value-type="string">
            <text:p>Bausteintitel</text:p>
          </table:table-cell>
          <table:table-cell table:style-name="ce4" office:value-type="string" calcext:value-type="string">
            <text:p>Stufe</text:p>
          </table:table-cell>
          <table:table-cell table:style-name="ce4" office:value-type="string" calcext:value-type="string">
            <text:p>WIRSAMKEIT</text:p>
          </table:table-cell>
          <table:table-cell table:style-name="ce4" office:value-type="string" calcext:value-type="string">
            <text:p>Ans Imp</text:p>
          </table:table-cell>
          <table:table-cell table:style-name="ce4" office:value-type="string" calcext:value-type="string">
            <text:p>Zeit Imp</text:p>
          </table:table-cell>
          <table:table-cell table:style-name="ce4" office:value-type="string" calcext:value-type="string">
            <text:p>Zeit Wart</text:p>
          </table:table-cell>
          <table:table-cell table:style-name="ce4" office:value-type="string" calcext:value-type="string">
            <text:p>AUFWAND</text:p>
          </table:table-cell>
          <table:table-cell table:style-name="ce4" office:value-type="string" calcext:value-type="string">
            <text:p>M1</text:p>
          </table:table-cell>
          <table:table-cell table:style-name="ce4" office:value-type="string" calcext:value-type="string">
            <text:p>M2</text:p>
          </table:table-cell>
          <table:table-cell table:style-name="ce4" office:value-type="string" calcext:value-type="string">
            <text:p>M3</text:p>
          </table:table-cell>
          <table:table-cell table:style-name="ce4" office:value-type="string" calcext:value-type="string">
            <text:p>M4</text:p>
          </table:table-cell>
          <table:table-cell table:style-name="ce4" office:value-type="string" calcext:value-type="string">
            <text:p>M5</text:p>
          </table:table-cell>
          <table:table-cell table:style-name="ce4" office:value-type="string" calcext:value-type="string">
            <text:p>Anzahl Modellrechnungen</text:p>
          </table:table-cell>
        </table:table-row>
        <table:table-row table:style-name="ro1">
          <table:table-cell office:value-type="string" calcext:value-type="string">
            <text:p>SYS.2.1.A3</text:p>
          </table:table-cell>
          <table:table-cell office:value-type="string" calcext:value-type="string">
            <text:p>SYS.2.1 Allgemeiner Client</text:p>
          </table:table-cell>
          <table:table-cell office:value-type="string" calcext:value-type="string">
            <text:p>Basis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office:value-type="float" office:value="-0.03" calcext:value-type="float">
            <text:p>-0,03</text:p>
          </table:table-cell>
          <table:table-cell table:formula="of:=VLOOKUP([.$A2];[$'GESAMT GEQ 0'.$A$2:$'GESAMT GEQ 0'.$A$37];1;0)" office:value-type="string" office:string-value="SYS.2.1.A3" calcext:value-type="string">
            <text:p>SYS.2.1.A3</text:p>
          </table:table-cell>
          <table:table-cell table:formula="of:=VLOOKUP([.$A2];[$'GESAMT GEQ 0'.$B$2:$'GESAMT GEQ 0'.$B$37];1;0)" office:value-type="string" office:string-value="SYS.2.1.A3" calcext:value-type="string">
            <text:p>SYS.2.1.A3</text:p>
          </table:table-cell>
          <table:table-cell table:formula="of:=VLOOKUP([.$A2];[$'GESAMT GEQ 0'.$C$2:$'GESAMT GEQ 0'.$BC37];1;0)" office:value-type="string" office:string-value="SYS.2.1.A3" calcext:value-type="string">
            <text:p>SYS.2.1.A3</text:p>
          </table:table-cell>
          <table:table-cell table:formula="of:=VLOOKUP([.$A2];[$'GESAMT GEQ 0'.$D$2:$'GESAMT GEQ 0'.$BD37];1;0)" office:value-type="string" office:string-value="SYS.2.1.A3" calcext:value-type="string">
            <text:p>SYS.2.1.A3</text:p>
          </table:table-cell>
          <table:table-cell table:formula="of:=VLOOKUP([.$A2];[$'GESAMT GEQ 0'.$E$2:$'GESAMT GEQ 0'.$BE37];1;0)" office:value-type="string" office:string-value="SYS.2.1.A3" calcext:value-type="string">
            <text:p>SYS.2.1.A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YS.2.1.A16</text:p>
          </table:table-cell>
          <table:table-cell office:value-type="string" calcext:value-type="string">
            <text:p>SYS.2.1 Allgemeiner Client</text:p>
          </table:table-cell>
          <table:table-cell office:value-type="string" calcext:value-type="string">
            <text:p>Standard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office:value-type="float" office:value="-0.03" calcext:value-type="float">
            <text:p>-0,03</text:p>
          </table:table-cell>
          <table:table-cell table:formula="of:=VLOOKUP([.$A3];[$'GESAMT GEQ 0'.$A$2:$'GESAMT GEQ 0'.$A$37];1;0)" office:value-type="string" office:string-value="SYS.2.1.A16" calcext:value-type="string">
            <text:p>SYS.2.1.A16</text:p>
          </table:table-cell>
          <table:table-cell table:formula="of:=VLOOKUP([.$A3];[$'GESAMT GEQ 0'.$B$2:$'GESAMT GEQ 0'.$B$37];1;0)" office:value-type="string" office:string-value="SYS.2.1.A16" calcext:value-type="string">
            <text:p>SYS.2.1.A16</text:p>
          </table:table-cell>
          <table:table-cell table:formula="of:=VLOOKUP([.$A3];[$'GESAMT GEQ 0'.$C$2:$'GESAMT GEQ 0'.$BC38];1;0)" office:value-type="string" office:string-value="SYS.2.1.A16" calcext:value-type="string">
            <text:p>SYS.2.1.A16</text:p>
          </table:table-cell>
          <table:table-cell table:formula="of:=VLOOKUP([.$A3];[$'GESAMT GEQ 0'.$D$2:$'GESAMT GEQ 0'.$BD38];1;0)" office:value-type="string" office:string-value="SYS.2.1.A16" calcext:value-type="string">
            <text:p>SYS.2.1.A16</text:p>
          </table:table-cell>
          <table:table-cell table:formula="of:=VLOOKUP([.$A3];[$'GESAMT GEQ 0'.$E$2:$'GESAMT GEQ 0'.$BE38];1;0)" office:value-type="string" office:string-value="SYS.2.1.A16" calcext:value-type="string">
            <text:p>SYS.2.1.A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T.1.1.A9</text:p>
          </table:table-cell>
          <table:table-cell office:value-type="string" calcext:value-type="string">
            <text:p>NET.1.1 Netzarchitektur und -design</text:p>
          </table:table-cell>
          <table:table-cell office:value-type="string" calcext:value-type="string">
            <text:p>Basis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office:value-type="float" office:value="-0.03" calcext:value-type="float">
            <text:p>-0,03</text:p>
          </table:table-cell>
          <table:table-cell table:formula="of:=VLOOKUP([.$A4];[$'GESAMT GEQ 0'.$A$2:$'GESAMT GEQ 0'.$A$37];1;0)" office:value-type="string" office:string-value="NET.1.1.A9" calcext:value-type="string">
            <text:p>NET.1.1.A9</text:p>
          </table:table-cell>
          <table:table-cell table:formula="of:=VLOOKUP([.$A4];[$'GESAMT GEQ 0'.$B$2:$'GESAMT GEQ 0'.$B$37];1;0)" office:value-type="string" office:string-value="NET.1.1.A9" calcext:value-type="string">
            <text:p>NET.1.1.A9</text:p>
          </table:table-cell>
          <table:table-cell table:formula="of:=VLOOKUP([.$A4];[$'GESAMT GEQ 0'.$C$2:$'GESAMT GEQ 0'.$BC39];1;0)" office:value-type="string" office:string-value="NET.1.1.A9" calcext:value-type="string">
            <text:p>NET.1.1.A9</text:p>
          </table:table-cell>
          <table:table-cell table:formula="of:=VLOOKUP([.$A4];[$'GESAMT GEQ 0'.$D$2:$'GESAMT GEQ 0'.$BD39];1;0)" office:value-type="string" office:string-value="NET.1.1.A9" calcext:value-type="string">
            <text:p>NET.1.1.A9</text:p>
          </table:table-cell>
          <table:table-cell table:formula="of:=VLOOKUP([.$A4];[$'GESAMT GEQ 0'.$E$2:$'GESAMT GEQ 0'.$BE39];1;0)" office:value-type="string" office:string-value="NET.1.1.A9" calcext:value-type="string">
            <text:p>NET.1.1.A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T.3.1.A3</text:p>
          </table:table-cell>
          <table:table-cell office:value-type="string" calcext:value-type="string">
            <text:p>NET.3.1 Router und Switches</text:p>
          </table:table-cell>
          <table:table-cell office:value-type="string" calcext:value-type="string">
            <text:p>Basis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office:value-type="float" office:value="-0.03" calcext:value-type="float">
            <text:p>-0,03</text:p>
          </table:table-cell>
          <table:table-cell table:formula="of:=VLOOKUP([.$A5];[$'GESAMT GEQ 0'.$A$2:$'GESAMT GEQ 0'.$A$37];1;0)" office:value-type="string" office:string-value="NET.3.1.A3" calcext:value-type="string">
            <text:p>NET.3.1.A3</text:p>
          </table:table-cell>
          <table:table-cell table:formula="of:=VLOOKUP([.$A5];[$'GESAMT GEQ 0'.$B$2:$'GESAMT GEQ 0'.$B$37];1;0)" office:value-type="string" office:string-value="NET.3.1.A3" calcext:value-type="string">
            <text:p>NET.3.1.A3</text:p>
          </table:table-cell>
          <table:table-cell table:formula="of:=VLOOKUP([.$A5];[$'GESAMT GEQ 0'.$C$2:$'GESAMT GEQ 0'.$BC40];1;0)" office:value-type="string" office:string-value="NET.3.1.A3" calcext:value-type="string">
            <text:p>NET.3.1.A3</text:p>
          </table:table-cell>
          <table:table-cell table:formula="of:=VLOOKUP([.$A5];[$'GESAMT GEQ 0'.$D$2:$'GESAMT GEQ 0'.$BD40];1;0)" office:value-type="string" office:string-value="NET.3.1.A3" calcext:value-type="string">
            <text:p>NET.3.1.A3</text:p>
          </table:table-cell>
          <table:table-cell table:formula="of:=VLOOKUP([.$A5];[$'GESAMT GEQ 0'.$E$2:$'GESAMT GEQ 0'.$BE40];1;0)" office:value-type="string" office:string-value="NET.3.1.A3" calcext:value-type="string">
            <text:p>NET.3.1.A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T.3.2.A5</text:p>
          </table:table-cell>
          <table:table-cell office:value-type="string" calcext:value-type="string">
            <text:p>NET.3.2 Firewall</text:p>
          </table:table-cell>
          <table:table-cell office:value-type="string" calcext:value-type="string">
            <text:p>Basis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office:value-type="float" office:value="-0.03" calcext:value-type="float">
            <text:p>-0,03</text:p>
          </table:table-cell>
          <table:table-cell table:formula="of:=VLOOKUP([.$A6];[$'GESAMT GEQ 0'.$A$2:$'GESAMT GEQ 0'.$A$37];1;0)" office:value-type="string" office:string-value="NET.3.2.A5" calcext:value-type="string">
            <text:p>NET.3.2.A5</text:p>
          </table:table-cell>
          <table:table-cell table:formula="of:=VLOOKUP([.$A6];[$'GESAMT GEQ 0'.$B$2:$'GESAMT GEQ 0'.$B$37];1;0)" office:value-type="string" office:string-value="NET.3.2.A5" calcext:value-type="string">
            <text:p>NET.3.2.A5</text:p>
          </table:table-cell>
          <table:table-cell table:formula="of:=VLOOKUP([.$A6];[$'GESAMT GEQ 0'.$C$2:$'GESAMT GEQ 0'.$BC41];1;0)" office:value-type="string" office:string-value="NET.3.2.A5" calcext:value-type="string">
            <text:p>NET.3.2.A5</text:p>
          </table:table-cell>
          <table:table-cell table:formula="of:=VLOOKUP([.$A6];[$'GESAMT GEQ 0'.$D$2:$'GESAMT GEQ 0'.$BD41];1;0)" office:value-type="string" office:string-value="NET.3.2.A5" calcext:value-type="string">
            <text:p>NET.3.2.A5</text:p>
          </table:table-cell>
          <table:table-cell table:formula="of:=VLOOKUP([.$A6];[$'GESAMT GEQ 0'.$E$2:$'GESAMT GEQ 0'.$BE41];1;0)" office:value-type="string" office:string-value="NET.3.2.A5" calcext:value-type="string">
            <text:p>NET.3.2.A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T.3.2.A17</text:p>
          </table:table-cell>
          <table:table-cell office:value-type="string" calcext:value-type="string">
            <text:p>NET.3.2 Firewall</text:p>
          </table:table-cell>
          <table:table-cell office:value-type="string" calcext:value-type="string">
            <text:p>Standard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office:value-type="float" office:value="-0.03" calcext:value-type="float">
            <text:p>-0,03</text:p>
          </table:table-cell>
          <table:table-cell table:formula="of:=VLOOKUP([.$A7];[$'GESAMT GEQ 0'.$A$2:$'GESAMT GEQ 0'.$A$37];1;0)" office:value-type="string" office:string-value="NET.3.2.A17" calcext:value-type="string">
            <text:p>NET.3.2.A17</text:p>
          </table:table-cell>
          <table:table-cell table:formula="of:=VLOOKUP([.$A7];[$'GESAMT GEQ 0'.$B$2:$'GESAMT GEQ 0'.$B$37];1;0)" office:value-type="string" office:string-value="NET.3.2.A17" calcext:value-type="string">
            <text:p>NET.3.2.A17</text:p>
          </table:table-cell>
          <table:table-cell table:formula="of:=VLOOKUP([.$A7];[$'GESAMT GEQ 0'.$C$2:$'GESAMT GEQ 0'.$BC42];1;0)" office:value-type="string" office:string-value="NET.3.2.A17" calcext:value-type="string">
            <text:p>NET.3.2.A17</text:p>
          </table:table-cell>
          <table:table-cell table:formula="of:=VLOOKUP([.$A7];[$'GESAMT GEQ 0'.$D$2:$'GESAMT GEQ 0'.$BD42];1;0)" office:value-type="string" office:string-value="NET.3.2.A17" calcext:value-type="string">
            <text:p>NET.3.2.A17</text:p>
          </table:table-cell>
          <table:table-cell table:formula="of:=VLOOKUP([.$A7];[$'GESAMT GEQ 0'.$E$2:$'GESAMT GEQ 0'.$BE42];1;0)" office:value-type="string" office:string-value="NET.3.2.A17" calcext:value-type="string">
            <text:p>NET.3.2.A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T.4.1.A3</text:p>
          </table:table-cell>
          <table:table-cell office:value-type="string" calcext:value-type="string">
            <text:p>NET.4.1 TK-Anlagen</text:p>
          </table:table-cell>
          <table:table-cell office:value-type="string" calcext:value-type="string">
            <text:p>Basis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office:value-type="float" office:value="-0.03" calcext:value-type="float">
            <text:p>-0,03</text:p>
          </table:table-cell>
          <table:table-cell table:formula="of:=VLOOKUP([.$A8];[$'GESAMT GEQ 0'.$A$2:$'GESAMT GEQ 0'.$A$37];1;0)" office:value-type="string" office:string-value="NET.4.1.A3" calcext:value-type="string">
            <text:p>NET.4.1.A3</text:p>
          </table:table-cell>
          <table:table-cell table:formula="of:=VLOOKUP([.$A8];[$'GESAMT GEQ 0'.$B$2:$'GESAMT GEQ 0'.$B$37];1;0)" office:value-type="string" office:string-value="NET.4.1.A3" calcext:value-type="string">
            <text:p>NET.4.1.A3</text:p>
          </table:table-cell>
          <table:table-cell table:formula="of:=VLOOKUP([.$A8];[$'GESAMT GEQ 0'.$C$2:$'GESAMT GEQ 0'.$BC43];1;0)" office:value-type="string" office:string-value="NET.4.1.A3" calcext:value-type="string">
            <text:p>NET.4.1.A3</text:p>
          </table:table-cell>
          <table:table-cell table:formula="of:=VLOOKUP([.$A8];[$'GESAMT GEQ 0'.$D$2:$'GESAMT GEQ 0'.$BD43];1;0)" office:value-type="string" office:string-value="NET.4.1.A3" calcext:value-type="string">
            <text:p>NET.4.1.A3</text:p>
          </table:table-cell>
          <table:table-cell table:formula="of:=VLOOKUP([.$A8];[$'GESAMT GEQ 0'.$E$2:$'GESAMT GEQ 0'.$BE43];1;0)" office:value-type="string" office:string-value="NET.4.1.A3" calcext:value-type="string">
            <text:p>NET.4.1.A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PS.1.1.3.A3</text:p>
          </table:table-cell>
          <table:table-cell office:value-type="string" calcext:value-type="string">
            <text:p>OPS.1.1.3 Patch- und Änderungsmanagement</text:p>
          </table:table-cell>
          <table:table-cell office:value-type="string" calcext:value-type="string">
            <text:p>Basis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office:value-type="float" office:value="-0.03" calcext:value-type="float">
            <text:p>-0,03</text:p>
          </table:table-cell>
          <table:table-cell table:formula="of:=VLOOKUP([.$A9];[$'GESAMT GEQ 0'.$A$2:$'GESAMT GEQ 0'.$A$37];1;0)" office:value-type="string" office:string-value="OPS.1.1.3.A3" calcext:value-type="string">
            <text:p>OPS.1.1.3.A3</text:p>
          </table:table-cell>
          <table:table-cell table:formula="of:=VLOOKUP([.$A9];[$'GESAMT GEQ 0'.$B$2:$'GESAMT GEQ 0'.$B$37];1;0)" office:value-type="string" office:string-value="OPS.1.1.3.A3" calcext:value-type="string">
            <text:p>OPS.1.1.3.A3</text:p>
          </table:table-cell>
          <table:table-cell table:formula="of:=VLOOKUP([.$A9];[$'GESAMT GEQ 0'.$C$2:$'GESAMT GEQ 0'.$BC44];1;0)" office:value-type="string" office:string-value="OPS.1.1.3.A3" calcext:value-type="string">
            <text:p>OPS.1.1.3.A3</text:p>
          </table:table-cell>
          <table:table-cell table:formula="of:=VLOOKUP([.$A9];[$'GESAMT GEQ 0'.$D$2:$'GESAMT GEQ 0'.$BD44];1;0)" office:value-type="string" office:string-value="OPS.1.1.3.A3" calcext:value-type="string">
            <text:p>OPS.1.1.3.A3</text:p>
          </table:table-cell>
          <table:table-cell table:formula="of:=VLOOKUP([.$A9];[$'GESAMT GEQ 0'.$E$2:$'GESAMT GEQ 0'.$BE44];1;0)" office:value-type="string" office:string-value="OPS.1.1.3.A3" calcext:value-type="string">
            <text:p>OPS.1.1.3.A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YS.1.3.A6</text:p>
          </table:table-cell>
          <table:table-cell office:value-type="string" calcext:value-type="string">
            <text:p>SYS.1.3 Server unter Linux und Unix</text:p>
          </table:table-cell>
          <table:table-cell office:value-type="string" calcext:value-type="string">
            <text:p>Standard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office:value-type="float" office:value="-0.03" calcext:value-type="float">
            <text:p>-0,03</text:p>
          </table:table-cell>
          <table:table-cell table:formula="of:=VLOOKUP([.$A10];[$'GESAMT GEQ 0'.$A$2:$'GESAMT GEQ 0'.$A$37];1;0)" office:value-type="string" office:string-value="SYS.1.3.A6" calcext:value-type="string">
            <text:p>SYS.1.3.A6</text:p>
          </table:table-cell>
          <table:table-cell table:formula="of:=VLOOKUP([.$A10];[$'GESAMT GEQ 0'.$B$2:$'GESAMT GEQ 0'.$B$37];1;0)" office:value-type="string" office:string-value="SYS.1.3.A6" calcext:value-type="string">
            <text:p>SYS.1.3.A6</text:p>
          </table:table-cell>
          <table:table-cell table:formula="of:=VLOOKUP([.$A10];[$'GESAMT GEQ 0'.$C$2:$'GESAMT GEQ 0'.$BC45];1;0)" office:value-type="string" office:string-value="SYS.1.3.A6" calcext:value-type="string">
            <text:p>SYS.1.3.A6</text:p>
          </table:table-cell>
          <table:table-cell table:formula="of:=VLOOKUP([.$A10];[$'GESAMT GEQ 0'.$D$2:$'GESAMT GEQ 0'.$BD45];1;0)" office:value-type="string" office:string-value="SYS.1.3.A6" calcext:value-type="string">
            <text:p>SYS.1.3.A6</text:p>
          </table:table-cell>
          <table:table-cell table:formula="of:=VLOOKUP([.$A10];[$'GESAMT GEQ 0'.$E$2:$'GESAMT GEQ 0'.$BE45];1;0)" office:value-type="string" office:string-value="SYS.1.3.A6" calcext:value-type="string">
            <text:p>SYS.1.3.A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PP.3.3.A7</text:p>
          </table:table-cell>
          <table:table-cell office:value-type="string" calcext:value-type="string">
            <text:p>APP.3.3 Fileserver</text:p>
          </table:table-cell>
          <table:table-cell office:value-type="string" calcext:value-type="string">
            <text:p>Standard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office:value-type="float" office:value="-0.03" calcext:value-type="float">
            <text:p>-0,03</text:p>
          </table:table-cell>
          <table:table-cell table:formula="of:=VLOOKUP([.$A11];[$'GESAMT GEQ 0'.$A$2:$'GESAMT GEQ 0'.$A$37];1;0)" office:value-type="string" office:string-value="APP.3.3.A7" calcext:value-type="string">
            <text:p>APP.3.3.A7</text:p>
          </table:table-cell>
          <table:table-cell table:formula="of:=VLOOKUP([.$A11];[$'GESAMT GEQ 0'.$B$2:$'GESAMT GEQ 0'.$B$37];1;0)" office:value-type="string" office:string-value="APP.3.3.A7" calcext:value-type="string">
            <text:p>APP.3.3.A7</text:p>
          </table:table-cell>
          <table:table-cell table:formula="of:=VLOOKUP([.$A11];[$'GESAMT GEQ 0'.$C$2:$'GESAMT GEQ 0'.$BC46];1;0)" office:value-type="string" office:string-value="APP.3.3.A7" calcext:value-type="string">
            <text:p>APP.3.3.A7</text:p>
          </table:table-cell>
          <table:table-cell table:formula="of:=VLOOKUP([.$A11];[$'GESAMT GEQ 0'.$D$2:$'GESAMT GEQ 0'.$BD46];1;0)" office:value-type="string" office:string-value="APP.3.3.A7" calcext:value-type="string">
            <text:p>APP.3.3.A7</text:p>
          </table:table-cell>
          <table:table-cell table:formula="of:=VLOOKUP([.$A11];[$'GESAMT GEQ 0'.$E$2:$'GESAMT GEQ 0'.$BE46];1;0)" office:value-type="string" office:string-value="APP.3.3.A7" calcext:value-type="string">
            <text:p>APP.3.3.A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F.9.A5</text:p>
          </table:table-cell>
          <table:table-cell office:value-type="string" calcext:value-type="string">
            <text:p>INF.9 Mobiler Arbeitsplatz</text:p>
          </table:table-cell>
          <table:table-cell office:value-type="string" calcext:value-type="string">
            <text:p>Standard</text:p>
          </table:table-cell>
          <table:table-cell office:value-type="float" office:value="0.68" calcext:value-type="float">
            <text:p>0,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office:value-type="float" office:value="-0.03" calcext:value-type="float">
            <text:p>-0,03</text:p>
          </table:table-cell>
          <table:table-cell table:formula="of:=VLOOKUP([.$A12];[$'GESAMT GEQ 0'.$A$2:$'GESAMT GEQ 0'.$A$37];1;0)" office:value-type="string" office:string-value="INF.9.A5" calcext:value-type="string">
            <text:p>INF.9.A5</text:p>
          </table:table-cell>
          <table:table-cell table:formula="of:=VLOOKUP([.$A12];[$'GESAMT GEQ 0'.$B$2:$'GESAMT GEQ 0'.$B$37];1;0)" office:value-type="string" office:string-value="INF.9.A5" calcext:value-type="string">
            <text:p>INF.9.A5</text:p>
          </table:table-cell>
          <table:table-cell table:formula="of:=VLOOKUP([.$A12];[$'GESAMT GEQ 0'.$C$2:$'GESAMT GEQ 0'.$BC47];1;0)" office:value-type="string" office:string-value="INF.9.A5" calcext:value-type="string">
            <text:p>INF.9.A5</text:p>
          </table:table-cell>
          <table:table-cell table:formula="of:=VLOOKUP([.$A12];[$'GESAMT GEQ 0'.$D$2:$'GESAMT GEQ 0'.$BD47];1;0)" office:value-type="string" office:string-value="INF.9.A5" calcext:value-type="string">
            <text:p>INF.9.A5</text:p>
          </table:table-cell>
          <table:table-cell table:formula="of:=VLOOKUP([.$A12];[$'GESAMT GEQ 0'.$E$2:$'GESAMT GEQ 0'.$BE47];1;0)" office:value-type="string" office:string-value="" calcext:value-type="error">
            <text:p>#N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YS.1.8.A3</text:p>
          </table:table-cell>
          <table:table-cell office:value-type="string" calcext:value-type="string">
            <text:p>SYS.1.8 Speicherlösungen</text:p>
          </table:table-cell>
          <table:table-cell office:value-type="string" calcext:value-type="string">
            <text:p>Basis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gering</text:p>
          </table:table-cell>
          <table:table-cell office:value-type="float" office:value="-0.07" calcext:value-type="float">
            <text:p>-0,07</text:p>
          </table:table-cell>
          <table:table-cell table:formula="of:=VLOOKUP([.$A13];[$'GESAMT GEQ 0'.$A$2:$'GESAMT GEQ 0'.$A$37];1;0)" office:value-type="string" office:string-value="SYS.1.8.A3" calcext:value-type="string">
            <text:p>SYS.1.8.A3</text:p>
          </table:table-cell>
          <table:table-cell table:formula="of:=VLOOKUP([.$A13];[$'GESAMT GEQ 0'.$B$2:$'GESAMT GEQ 0'.$B$37];1;0)" office:value-type="string" office:string-value="SYS.1.8.A3" calcext:value-type="string">
            <text:p>SYS.1.8.A3</text:p>
          </table:table-cell>
          <table:table-cell table:formula="of:=VLOOKUP([.$A13];[$'GESAMT GEQ 0'.$C$2:$'GESAMT GEQ 0'.$BC48];1;0)" office:value-type="string" office:string-value="SYS.1.8.A3" calcext:value-type="string">
            <text:p>SYS.1.8.A3</text:p>
          </table:table-cell>
          <table:table-cell table:formula="of:=VLOOKUP([.$A13];[$'GESAMT GEQ 0'.$D$2:$'GESAMT GEQ 0'.$BD48];1;0)" office:value-type="string" office:string-value="SYS.1.8.A3" calcext:value-type="string">
            <text:p>SYS.1.8.A3</text:p>
          </table:table-cell>
          <table:table-cell table:formula="of:=VLOOKUP([.$A13];[$'GESAMT GEQ 0'.$E$2:$'GESAMT GEQ 0'.$BE48];1;0)" office:value-type="string" office:string-value="SYS.1.8.A3" calcext:value-type="string">
            <text:p>SYS.1.8.A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R.2.1.A4</text:p>
          </table:table-cell>
          <table:table-cell office:value-type="string" calcext:value-type="string">
            <text:p>DER.2.1 Behandlung von Sicherheitsvorfällen</text:p>
          </table:table-cell>
          <table:table-cell office:value-type="string" calcext:value-type="string">
            <text:p>Basis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gering</text:p>
          </table:table-cell>
          <table:table-cell office:value-type="float" office:value="-0.07" calcext:value-type="float">
            <text:p>-0,07</text:p>
          </table:table-cell>
          <table:table-cell table:formula="of:=VLOOKUP([.$A14];[$'GESAMT GEQ 0'.$A$2:$'GESAMT GEQ 0'.$A$37];1;0)" office:value-type="string" office:string-value="DER.2.1.A4" calcext:value-type="string">
            <text:p>DER.2.1.A4</text:p>
          </table:table-cell>
          <table:table-cell table:formula="of:=VLOOKUP([.$A14];[$'GESAMT GEQ 0'.$B$2:$'GESAMT GEQ 0'.$B$37];1;0)" office:value-type="string" office:string-value="DER.2.1.A4" calcext:value-type="string">
            <text:p>DER.2.1.A4</text:p>
          </table:table-cell>
          <table:table-cell table:formula="of:=VLOOKUP([.$A14];[$'GESAMT GEQ 0'.$C$2:$'GESAMT GEQ 0'.$BC49];1;0)" office:value-type="string" office:string-value="DER.2.1.A4" calcext:value-type="string">
            <text:p>DER.2.1.A4</text:p>
          </table:table-cell>
          <table:table-cell table:formula="of:=VLOOKUP([.$A14];[$'GESAMT GEQ 0'.$D$2:$'GESAMT GEQ 0'.$BD49];1;0)" office:value-type="string" office:string-value="DER.2.1.A4" calcext:value-type="string">
            <text:p>DER.2.1.A4</text:p>
          </table:table-cell>
          <table:table-cell table:formula="of:=VLOOKUP([.$A14];[$'GESAMT GEQ 0'.$E$2:$'GESAMT GEQ 0'.$BE49];1;0)" office:value-type="string" office:string-value="DER.2.1.A4" calcext:value-type="string">
            <text:p>DER.2.1.A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T.1.2.A8</text:p>
          </table:table-cell>
          <table:table-cell office:value-type="string" calcext:value-type="string">
            <text:p>NET.1.2 Netzmanagement</text:p>
          </table:table-cell>
          <table:table-cell office:value-type="string" calcext:value-type="string">
            <text:p>Basis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office:value-type="float" office:value="-0.03" calcext:value-type="float">
            <text:p>-0,03</text:p>
          </table:table-cell>
          <table:table-cell table:formula="of:=VLOOKUP([.$A15];[$'GESAMT GEQ 0'.$A$2:$'GESAMT GEQ 0'.$A$37];1;0)" office:value-type="string" office:string-value="NET.1.2.A8" calcext:value-type="string">
            <text:p>NET.1.2.A8</text:p>
          </table:table-cell>
          <table:table-cell table:formula="of:=VLOOKUP([.$A15];[$'GESAMT GEQ 0'.$B$2:$'GESAMT GEQ 0'.$B$37];1;0)" office:value-type="string" office:string-value="NET.1.2.A8" calcext:value-type="string">
            <text:p>NET.1.2.A8</text:p>
          </table:table-cell>
          <table:table-cell table:formula="of:=VLOOKUP([.$A15];[$'GESAMT GEQ 0'.$C$2:$'GESAMT GEQ 0'.$BC50];1;0)" office:value-type="string" office:string-value="NET.1.2.A8" calcext:value-type="string">
            <text:p>NET.1.2.A8</text:p>
          </table:table-cell>
          <table:table-cell table:formula="of:=VLOOKUP([.$A15];[$'GESAMT GEQ 0'.$D$2:$'GESAMT GEQ 0'.$BD50];1;0)" office:value-type="string" office:string-value="NET.1.2.A8" calcext:value-type="string">
            <text:p>NET.1.2.A8</text:p>
          </table:table-cell>
          <table:table-cell table:formula="of:=VLOOKUP([.$A15];[$'GESAMT GEQ 0'.$E$2:$'GESAMT GEQ 0'.$BE50];1;0)" office:value-type="string" office:string-value="" calcext:value-type="error">
            <text:p>#N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T.2.1.A5</text:p>
          </table:table-cell>
          <table:table-cell office:value-type="string" calcext:value-type="string">
            <text:p>NET.2.1 WLAN-Betrieb</text:p>
          </table:table-cell>
          <table:table-cell office:value-type="string" calcext:value-type="string">
            <text:p>Basis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office:value-type="float" office:value="-0.03" calcext:value-type="float">
            <text:p>-0,03</text:p>
          </table:table-cell>
          <table:table-cell table:formula="of:=VLOOKUP([.$A16];[$'GESAMT GEQ 0'.$A$2:$'GESAMT GEQ 0'.$A$37];1;0)" office:value-type="string" office:string-value="NET.2.1.A5" calcext:value-type="string">
            <text:p>NET.2.1.A5</text:p>
          </table:table-cell>
          <table:table-cell table:formula="of:=VLOOKUP([.$A16];[$'GESAMT GEQ 0'.$B$2:$'GESAMT GEQ 0'.$B$37];1;0)" office:value-type="string" office:string-value="NET.2.1.A5" calcext:value-type="string">
            <text:p>NET.2.1.A5</text:p>
          </table:table-cell>
          <table:table-cell table:formula="of:=VLOOKUP([.$A16];[$'GESAMT GEQ 0'.$C$2:$'GESAMT GEQ 0'.$BC51];1;0)" office:value-type="string" office:string-value="NET.2.1.A5" calcext:value-type="string">
            <text:p>NET.2.1.A5</text:p>
          </table:table-cell>
          <table:table-cell table:formula="of:=VLOOKUP([.$A16];[$'GESAMT GEQ 0'.$D$2:$'GESAMT GEQ 0'.$BD51];1;0)" office:value-type="string" office:string-value="NET.2.1.A5" calcext:value-type="string">
            <text:p>NET.2.1.A5</text:p>
          </table:table-cell>
          <table:table-cell table:formula="of:=VLOOKUP([.$A16];[$'GESAMT GEQ 0'.$E$2:$'GESAMT GEQ 0'.$BE51];1;0)" office:value-type="string" office:string-value="" calcext:value-type="error">
            <text:p>#N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PP.1.2.A4</text:p>
          </table:table-cell>
          <table:table-cell office:value-type="string" calcext:value-type="string">
            <text:p>APP.1.2 Webbrowser</text:p>
          </table:table-cell>
          <table:table-cell office:value-type="string" calcext:value-type="string">
            <text:p>Basis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gering</text:p>
          </table:table-cell>
          <table:table-cell office:value-type="float" office:value="-0.07" calcext:value-type="float">
            <text:p>-0,07</text:p>
          </table:table-cell>
          <table:table-cell table:formula="of:=VLOOKUP([.$A17];[$'GESAMT GEQ 0'.$A$2:$'GESAMT GEQ 0'.$A$37];1;0)" office:value-type="string" office:string-value="APP.1.2.A4" calcext:value-type="string">
            <text:p>APP.1.2.A4</text:p>
          </table:table-cell>
          <table:table-cell table:formula="of:=VLOOKUP([.$A17];[$'GESAMT GEQ 0'.$B$2:$'GESAMT GEQ 0'.$B$37];1;0)" office:value-type="string" office:string-value="APP.1.2.A4" calcext:value-type="string">
            <text:p>APP.1.2.A4</text:p>
          </table:table-cell>
          <table:table-cell table:formula="of:=VLOOKUP([.$A17];[$'GESAMT GEQ 0'.$C$2:$'GESAMT GEQ 0'.$BC52];1;0)" office:value-type="string" office:string-value="APP.1.2.A4" calcext:value-type="string">
            <text:p>APP.1.2.A4</text:p>
          </table:table-cell>
          <table:table-cell table:formula="of:=VLOOKUP([.$A17];[$'GESAMT GEQ 0'.$D$2:$'GESAMT GEQ 0'.$BD52];1;0)" office:value-type="string" office:string-value="APP.1.2.A4" calcext:value-type="string">
            <text:p>APP.1.2.A4</text:p>
          </table:table-cell>
          <table:table-cell table:formula="of:=VLOOKUP([.$A17];[$'GESAMT GEQ 0'.$E$2:$'GESAMT GEQ 0'.$BE52];1;0)" office:value-type="string" office:string-value="APP.1.2.A4" calcext:value-type="string">
            <text:p>APP.1.2.A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YS.3.2.1.A16</text:p>
          </table:table-cell>
          <table:table-cell office:value-type="string" calcext:value-type="string">
            <text:p>SYS.3.2.1 Allgemeine Smartphones und Tablets</text:p>
          </table:table-cell>
          <table:table-cell office:value-type="string" calcext:value-type="string">
            <text:p>Standard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office:value-type="float" office:value="-0.03" calcext:value-type="float">
            <text:p>-0,03</text:p>
          </table:table-cell>
          <table:table-cell table:formula="of:=VLOOKUP([.$A18];[$'GESAMT GEQ 0'.$A$2:$'GESAMT GEQ 0'.$A$37];1;0)" office:value-type="string" office:string-value="SYS.3.2.1.A16" calcext:value-type="string">
            <text:p>SYS.3.2.1.A16</text:p>
          </table:table-cell>
          <table:table-cell table:formula="of:=VLOOKUP([.$A18];[$'GESAMT GEQ 0'.$B$2:$'GESAMT GEQ 0'.$B$37];1;0)" office:value-type="string" office:string-value="SYS.3.2.1.A16" calcext:value-type="string">
            <text:p>SYS.3.2.1.A16</text:p>
          </table:table-cell>
          <table:table-cell table:formula="of:=VLOOKUP([.$A18];[$'GESAMT GEQ 0'.$C$2:$'GESAMT GEQ 0'.$BC53];1;0)" office:value-type="string" office:string-value="SYS.3.2.1.A16" calcext:value-type="string">
            <text:p>SYS.3.2.1.A16</text:p>
          </table:table-cell>
          <table:table-cell table:formula="of:=VLOOKUP([.$A18];[$'GESAMT GEQ 0'.$D$2:$'GESAMT GEQ 0'.$BD53];1;0)" office:value-type="string" office:string-value="SYS.3.2.1.A16" calcext:value-type="string">
            <text:p>SYS.3.2.1.A16</text:p>
          </table:table-cell>
          <table:table-cell table:formula="of:=VLOOKUP([.$A18];[$'GESAMT GEQ 0'.$E$2:$'GESAMT GEQ 0'.$BE53];1;0)" office:value-type="string" office:string-value="" calcext:value-type="error">
            <text:p>#N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YS.3.2.4.A2</text:p>
          </table:table-cell>
          <table:table-cell office:value-type="string" calcext:value-type="string">
            <text:p>SYS.3.2.4 Android</text:p>
          </table:table-cell>
          <table:table-cell office:value-type="string" calcext:value-type="string">
            <text:p>Standard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office:value-type="float" office:value="-0.03" calcext:value-type="float">
            <text:p>-0,03</text:p>
          </table:table-cell>
          <table:table-cell table:formula="of:=VLOOKUP([.$A19];[$'GESAMT GEQ 0'.$A$2:$'GESAMT GEQ 0'.$A$37];1;0)" office:value-type="string" office:string-value="SYS.3.2.4.A2" calcext:value-type="string">
            <text:p>SYS.3.2.4.A2</text:p>
          </table:table-cell>
          <table:table-cell table:formula="of:=VLOOKUP([.$A19];[$'GESAMT GEQ 0'.$B$2:$'GESAMT GEQ 0'.$B$37];1;0)" office:value-type="string" office:string-value="SYS.3.2.4.A2" calcext:value-type="string">
            <text:p>SYS.3.2.4.A2</text:p>
          </table:table-cell>
          <table:table-cell table:formula="of:=VLOOKUP([.$A19];[$'GESAMT GEQ 0'.$C$2:$'GESAMT GEQ 0'.$BC54];1;0)" office:value-type="string" office:string-value="SYS.3.2.4.A2" calcext:value-type="string">
            <text:p>SYS.3.2.4.A2</text:p>
          </table:table-cell>
          <table:table-cell table:formula="of:=VLOOKUP([.$A19];[$'GESAMT GEQ 0'.$D$2:$'GESAMT GEQ 0'.$BD54];1;0)" office:value-type="string" office:string-value="SYS.3.2.4.A2" calcext:value-type="string">
            <text:p>SYS.3.2.4.A2</text:p>
          </table:table-cell>
          <table:table-cell table:formula="of:=VLOOKUP([.$A19];[$'GESAMT GEQ 0'.$E$2:$'GESAMT GEQ 0'.$BE54];1;0)" office:value-type="string" office:string-value="" calcext:value-type="error">
            <text:p>#N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YS.4.5.A2</text:p>
          </table:table-cell>
          <table:table-cell office:value-type="string" calcext:value-type="string">
            <text:p>SYS.4.5 Wechseldatenträger</text:p>
          </table:table-cell>
          <table:table-cell office:value-type="string" calcext:value-type="string">
            <text:p>Basis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office:value-type="float" office:value="-0.03" calcext:value-type="float">
            <text:p>-0,03</text:p>
          </table:table-cell>
          <table:table-cell table:formula="of:=VLOOKUP([.$A20];[$'GESAMT GEQ 0'.$A$2:$'GESAMT GEQ 0'.$A$37];1;0)" office:value-type="string" office:string-value="SYS.4.5.A2" calcext:value-type="string">
            <text:p>SYS.4.5.A2</text:p>
          </table:table-cell>
          <table:table-cell table:formula="of:=VLOOKUP([.$A20];[$'GESAMT GEQ 0'.$B$2:$'GESAMT GEQ 0'.$B$37];1;0)" office:value-type="string" office:string-value="SYS.4.5.A2" calcext:value-type="string">
            <text:p>SYS.4.5.A2</text:p>
          </table:table-cell>
          <table:table-cell table:formula="of:=VLOOKUP([.$A20];[$'GESAMT GEQ 0'.$C$2:$'GESAMT GEQ 0'.$BC55];1;0)" office:value-type="string" office:string-value="SYS.4.5.A2" calcext:value-type="string">
            <text:p>SYS.4.5.A2</text:p>
          </table:table-cell>
          <table:table-cell table:formula="of:=VLOOKUP([.$A20];[$'GESAMT GEQ 0'.$D$2:$'GESAMT GEQ 0'.$BD55];1;0)" office:value-type="string" office:string-value="SYS.4.5.A2" calcext:value-type="string">
            <text:p>SYS.4.5.A2</text:p>
          </table:table-cell>
          <table:table-cell table:formula="of:=VLOOKUP([.$A20];[$'GESAMT GEQ 0'.$E$2:$'GESAMT GEQ 0'.$BE55];1;0)" office:value-type="string" office:string-value="" calcext:value-type="error">
            <text:p>#N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.3.A4</text:p>
          </table:table-cell>
          <table:table-cell office:value-type="string" calcext:value-type="string">
            <text:p>CON.3 Datensicherungskonzept</text:p>
          </table:table-cell>
          <table:table-cell office:value-type="string" calcext:value-type="string">
            <text:p>Basis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string" calcext:value-type="string">
            <text:p>gering</text:p>
          </table:table-cell>
          <table:table-cell office:value-type="float" office:value="-0.1" calcext:value-type="float">
            <text:p>-0,1</text:p>
          </table:table-cell>
          <table:table-cell table:formula="of:=VLOOKUP([.$A21];[$'GESAMT GEQ 0'.$A$2:$'GESAMT GEQ 0'.$A$37];1;0)" office:value-type="string" office:string-value="CON.3.A4" calcext:value-type="string">
            <text:p>CON.3.A4</text:p>
          </table:table-cell>
          <table:table-cell table:formula="of:=VLOOKUP([.$A21];[$'GESAMT GEQ 0'.$B$2:$'GESAMT GEQ 0'.$B$37];1;0)" office:value-type="string" office:string-value="CON.3.A4" calcext:value-type="string">
            <text:p>CON.3.A4</text:p>
          </table:table-cell>
          <table:table-cell table:formula="of:=VLOOKUP([.$A21];[$'GESAMT GEQ 0'.$C$2:$'GESAMT GEQ 0'.$BC57];1;0)" office:value-type="string" office:string-value="" calcext:value-type="error">
            <text:p>#NV</text:p>
          </table:table-cell>
          <table:table-cell table:formula="of:=VLOOKUP([.$A21];[$'GESAMT GEQ 0'.$D$2:$'GESAMT GEQ 0'.$BD57];1;0)" office:value-type="string" office:string-value="CON.3.A4" calcext:value-type="string">
            <text:p>CON.3.A4</text:p>
          </table:table-cell>
          <table:table-cell table:formula="of:=VLOOKUP([.$A21];[$'GESAMT GEQ 0'.$E$2:$'GESAMT GEQ 0'.$BE56];1;0)" office:value-type="string" office:string-value="CON.3.A4" calcext:value-type="string">
            <text:p>CON.3.A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R.1.A3</text:p>
          </table:table-cell>
          <table:table-cell office:value-type="string" calcext:value-type="string">
            <text:p>DER.1 Detektion von sicherheitsrelevanten Ereignissen</text:p>
          </table:table-cell>
          <table:table-cell office:value-type="string" calcext:value-type="string">
            <text:p>Basis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string" calcext:value-type="string">
            <text:p>gering</text:p>
          </table:table-cell>
          <table:table-cell office:value-type="float" office:value="-0.1" calcext:value-type="float">
            <text:p>-0,1</text:p>
          </table:table-cell>
          <table:table-cell table:formula="of:=VLOOKUP([.$A22];[$'GESAMT GEQ 0'.$A$2:$'GESAMT GEQ 0'.$A$37];1;0)" office:value-type="string" office:string-value="DER.1.A3" calcext:value-type="string">
            <text:p>DER.1.A3</text:p>
          </table:table-cell>
          <table:table-cell table:formula="of:=VLOOKUP([.$A22];[$'GESAMT GEQ 0'.$B$2:$'GESAMT GEQ 0'.$B$37];1;0)" office:value-type="string" office:string-value="" calcext:value-type="error">
            <text:p>#NV</text:p>
          </table:table-cell>
          <table:table-cell table:formula="of:=VLOOKUP([.$A22];[$'GESAMT GEQ 0'.$C$2:$'GESAMT GEQ 0'.$BC58];1;0)" office:value-type="string" office:string-value="" calcext:value-type="error">
            <text:p>#NV</text:p>
          </table:table-cell>
          <table:table-cell table:formula="of:=VLOOKUP([.$A22];[$'GESAMT GEQ 0'.$D$2:$'GESAMT GEQ 0'.$BD58];1;0)" office:value-type="string" office:string-value="DER.1.A3" calcext:value-type="string">
            <text:p>DER.1.A3</text:p>
          </table:table-cell>
          <table:table-cell table:formula="of:=VLOOKUP([.$A22];[$'GESAMT GEQ 0'.$E$2:$'GESAMT GEQ 0'.$BE57];1;0)" office:value-type="string" office:string-value="DER.1.A3" calcext:value-type="string">
            <text:p>DER.1.A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PS.1.2.4.A7</text:p>
          </table:table-cell>
          <table:table-cell office:value-type="string" calcext:value-type="string">
            <text:p>OPS.1.2.4 Telearbeit</text:p>
          </table:table-cell>
          <table:table-cell office:value-type="string" calcext:value-type="string">
            <text:p>Standard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null</text:p>
          </table:table-cell>
          <table:table-cell office:value-type="float" office:value="-0.1" calcext:value-type="float">
            <text:p>-0,1</text:p>
          </table:table-cell>
          <table:table-cell table:formula="of:=VLOOKUP([.$A23];[$'GESAMT GEQ 0'.$A$2:$'GESAMT GEQ 0'.$A$37];1;0)" office:value-type="string" office:string-value="" calcext:value-type="error">
            <text:p>#NV</text:p>
          </table:table-cell>
          <table:table-cell table:formula="of:=VLOOKUP([.$A23];[$'GESAMT GEQ 0'.$B$2:$'GESAMT GEQ 0'.$B$37];1;0)" office:value-type="string" office:string-value="" calcext:value-type="error">
            <text:p>#NV</text:p>
          </table:table-cell>
          <table:table-cell table:formula="of:=VLOOKUP([.$A23];[$'GESAMT GEQ 0'.$C$2:$'GESAMT GEQ 0'.$BC59];1;0)" office:value-type="string" office:string-value="" calcext:value-type="error">
            <text:p>#NV</text:p>
          </table:table-cell>
          <table:table-cell table:formula="of:=VLOOKUP([.$A23];[$'GESAMT GEQ 0'.$D$2:$'GESAMT GEQ 0'.$BD59];1;0)" office:value-type="string" office:string-value="OPS.1.2.4.A7" calcext:value-type="string">
            <text:p>OPS.1.2.4.A7</text:p>
          </table:table-cell>
          <table:table-cell table:formula="of:=VLOOKUP([.$A23];[$'GESAMT GEQ 0'.$E$2:$'GESAMT GEQ 0'.$BE58];1;0)" office:value-type="string" office:string-value="" calcext:value-type="error">
            <text:p>#N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P.2.A6</text:p>
          </table:table-cell>
          <table:table-cell office:value-type="string" calcext:value-type="string">
            <text:p>ORP.2 Personal</text:p>
          </table:table-cell>
          <table:table-cell office:value-type="string" calcext:value-type="string">
            <text:p>Standard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null</text:p>
          </table:table-cell>
          <table:table-cell office:value-type="float" office:value="-0.1" calcext:value-type="float">
            <text:p>-0,1</text:p>
          </table:table-cell>
          <table:table-cell table:formula="of:=VLOOKUP([.$A24];[$'GESAMT GEQ 0'.$A$2:$'GESAMT GEQ 0'.$A$37];1;0)" office:value-type="string" office:string-value="" calcext:value-type="error">
            <text:p>#NV</text:p>
          </table:table-cell>
          <table:table-cell table:formula="of:=VLOOKUP([.$A24];[$'GESAMT GEQ 0'.$B$2:$'GESAMT GEQ 0'.$B$37];1;0)" office:value-type="string" office:string-value="" calcext:value-type="error">
            <text:p>#NV</text:p>
          </table:table-cell>
          <table:table-cell table:formula="of:=VLOOKUP([.$A24];[$'GESAMT GEQ 0'.$C$2:$'GESAMT GEQ 0'.$BC60];1;0)" office:value-type="string" office:string-value="" calcext:value-type="error">
            <text:p>#NV</text:p>
          </table:table-cell>
          <table:table-cell table:formula="of:=VLOOKUP([.$A24];[$'GESAMT GEQ 0'.$D$2:$'GESAMT GEQ 0'.$BD60];1;0)" office:value-type="string" office:string-value="ORP.2.A6" calcext:value-type="string">
            <text:p>ORP.2.A6</text:p>
          </table:table-cell>
          <table:table-cell table:formula="of:=VLOOKUP([.$A24];[$'GESAMT GEQ 0'.$E$2:$'GESAMT GEQ 0'.$BE59];1;0)" office:value-type="string" office:string-value="" calcext:value-type="error">
            <text:p>#N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.1.2.A22</text:p>
          </table:table-cell>
          <table:table-cell office:value-type="string" calcext:value-type="string">
            <text:p>NET.1.2 Netzmanagement</text:p>
          </table:table-cell>
          <table:table-cell office:value-type="string" calcext:value-type="string">
            <text:p>Standard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office:value-type="float" office:value="-0.03" calcext:value-type="float">
            <text:p>-0,03</text:p>
          </table:table-cell>
          <table:table-cell table:formula="of:=VLOOKUP([.$A25];[$'GESAMT GEQ 0'.$A$2:$'GESAMT GEQ 0'.$A$37];1;0)" office:value-type="string" office:string-value="NET.1.2.A22" calcext:value-type="string">
            <text:p>NET.1.2.A22</text:p>
          </table:table-cell>
          <table:table-cell table:formula="of:=VLOOKUP([.$A25];[$'GESAMT GEQ 0'.$B$2:$'GESAMT GEQ 0'.$B$37];1;0)" office:value-type="string" office:string-value="NET.1.2.A22" calcext:value-type="string">
            <text:p>NET.1.2.A22</text:p>
          </table:table-cell>
          <table:table-cell table:formula="of:=VLOOKUP([.$A25];[$'GESAMT GEQ 0'.$C$2:$'GESAMT GEQ 0'.$BC61];1;0)" office:value-type="string" office:string-value="NET.1.2.A22" calcext:value-type="string">
            <text:p>NET.1.2.A22</text:p>
          </table:table-cell>
          <table:table-cell table:formula="of:=VLOOKUP([.$A25];[$'GESAMT GEQ 0'.$D$2:$'GESAMT GEQ 0'.$BD61];1;0)" office:value-type="string" office:string-value="NET.1.2.A22" calcext:value-type="string">
            <text:p>NET.1.2.A22</text:p>
          </table:table-cell>
          <table:table-cell table:formula="of:=VLOOKUP([.$A25];[$'GESAMT GEQ 0'.$E$2:$'GESAMT GEQ 0'.$BE60];1;0)" office:value-type="string" office:string-value="" calcext:value-type="error">
            <text:p>#N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PS.1.1.4.A5</text:p>
          </table:table-cell>
          <table:table-cell office:value-type="string" calcext:value-type="string">
            <text:p>OPS.1.1.4 Schutz vor Schadprogrammen</text:p>
          </table:table-cell>
          <table:table-cell office:value-type="string" calcext:value-type="string">
            <text:p>Basis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office:value-type="float" office:value="-0.03" calcext:value-type="float">
            <text:p>-0,03</text:p>
          </table:table-cell>
          <table:table-cell table:formula="of:=VLOOKUP([.$A26];[$'GESAMT GEQ 0'.$A$2:$'GESAMT GEQ 0'.$A$37];1;0)" office:value-type="string" office:string-value="OPS.1.1.4.A5" calcext:value-type="string">
            <text:p>OPS.1.1.4.A5</text:p>
          </table:table-cell>
          <table:table-cell table:formula="of:=VLOOKUP([.$A26];[$'GESAMT GEQ 0'.$B$2:$'GESAMT GEQ 0'.$B$37];1;0)" office:value-type="string" office:string-value="OPS.1.1.4.A5" calcext:value-type="string">
            <text:p>OPS.1.1.4.A5</text:p>
          </table:table-cell>
          <table:table-cell table:formula="of:=VLOOKUP([.$A26];[$'GESAMT GEQ 0'.$C$2:$'GESAMT GEQ 0'.$BC62];1;0)" office:value-type="string" office:string-value="" calcext:value-type="error">
            <text:p>#NV</text:p>
          </table:table-cell>
          <table:table-cell table:formula="of:=VLOOKUP([.$A26];[$'GESAMT GEQ 0'.$D$2:$'GESAMT GEQ 0'.$BD62];1;0)" office:value-type="string" office:string-value="OPS.1.1.4.A5" calcext:value-type="string">
            <text:p>OPS.1.1.4.A5</text:p>
          </table:table-cell>
          <table:table-cell table:formula="of:=VLOOKUP([.$A26];[$'GESAMT GEQ 0'.$E$2:$'GESAMT GEQ 0'.$BE61];1;0)" office:value-type="string" office:string-value="" calcext:value-type="error">
            <text:p>#N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PS.1.1.4.A6</text:p>
          </table:table-cell>
          <table:table-cell office:value-type="string" calcext:value-type="string">
            <text:p>OPS.1.1.4 Schutz vor Schadprogrammen</text:p>
          </table:table-cell>
          <table:table-cell office:value-type="string" calcext:value-type="string">
            <text:p>Basis</text:p>
          </table:table-cell>
          <table:table-cell office:value-type="float" office:value="0.32" calcext:value-type="float">
            <text:p>0,3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float" office:value="-0.03" calcext:value-type="float">
            <text:p>-0,03</text:p>
          </table:table-cell>
          <table:table-cell table:formula="of:=VLOOKUP([.$A27];[$'GESAMT GEQ 0'.$A$2:$'GESAMT GEQ 0'.$A$37];1;0)" office:value-type="string" office:string-value="OPS.1.1.4.A6" calcext:value-type="string">
            <text:p>OPS.1.1.4.A6</text:p>
          </table:table-cell>
          <table:table-cell table:formula="of:=VLOOKUP([.$A27];[$'GESAMT GEQ 0'.$B$2:$'GESAMT GEQ 0'.$B$37];1;0)" office:value-type="string" office:string-value="OPS.1.1.4.A6" calcext:value-type="string">
            <text:p>OPS.1.1.4.A6</text:p>
          </table:table-cell>
          <table:table-cell table:formula="of:=VLOOKUP([.$A27];[$'GESAMT GEQ 0'.$C$2:$'GESAMT GEQ 0'.$BC63];1;0)" office:value-type="string" office:string-value="" calcext:value-type="error">
            <text:p>#NV</text:p>
          </table:table-cell>
          <table:table-cell table:formula="of:=VLOOKUP([.$A27];[$'GESAMT GEQ 0'.$D$2:$'GESAMT GEQ 0'.$BD63];1;0)" office:value-type="string" office:string-value="OPS.1.1.4.A6" calcext:value-type="string">
            <text:p>OPS.1.1.4.A6</text:p>
          </table:table-cell>
          <table:table-cell table:formula="of:=VLOOKUP([.$A27];[$'GESAMT GEQ 0'.$E$2:$'GESAMT GEQ 0'.$BE62];1;0)" office:value-type="string" office:string-value="" calcext:value-type="error">
            <text:p>#N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PS.1.1.4.A8</text:p>
          </table:table-cell>
          <table:table-cell office:value-type="string" calcext:value-type="string">
            <text:p>OPS.1.1.4 Schutz vor Schadprogrammen</text:p>
          </table:table-cell>
          <table:table-cell office:value-type="string" calcext:value-type="string">
            <text:p>Standard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office:value-type="float" office:value="-0.03" calcext:value-type="float">
            <text:p>-0,03</text:p>
          </table:table-cell>
          <table:table-cell table:formula="of:=VLOOKUP([.$A28];[$'GESAMT GEQ 0'.$A$2:$'GESAMT GEQ 0'.$A$37];1;0)" office:value-type="string" office:string-value="OPS.1.1.4.A8" calcext:value-type="string">
            <text:p>OPS.1.1.4.A8</text:p>
          </table:table-cell>
          <table:table-cell table:formula="of:=VLOOKUP([.$A28];[$'GESAMT GEQ 0'.$B$2:$'GESAMT GEQ 0'.$B$37];1;0)" office:value-type="string" office:string-value="OPS.1.1.4.A8" calcext:value-type="string">
            <text:p>OPS.1.1.4.A8</text:p>
          </table:table-cell>
          <table:table-cell table:formula="of:=VLOOKUP([.$A28];[$'GESAMT GEQ 0'.$C$2:$'GESAMT GEQ 0'.$BC64];1;0)" office:value-type="string" office:string-value="OPS.1.1.4.A8" calcext:value-type="string">
            <text:p>OPS.1.1.4.A8</text:p>
          </table:table-cell>
          <table:table-cell table:formula="of:=VLOOKUP([.$A28];[$'GESAMT GEQ 0'.$D$2:$'GESAMT GEQ 0'.$BD64];1;0)" office:value-type="string" office:string-value="OPS.1.1.4.A8" calcext:value-type="string">
            <text:p>OPS.1.1.4.A8</text:p>
          </table:table-cell>
          <table:table-cell table:formula="of:=VLOOKUP([.$A28];[$'GESAMT GEQ 0'.$E$2:$'GESAMT GEQ 0'.$BE63];1;0)" office:value-type="string" office:string-value="" calcext:value-type="error">
            <text:p>#N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PS.1.1.4.A9</text:p>
          </table:table-cell>
          <table:table-cell office:value-type="string" calcext:value-type="string">
            <text:p>OPS.1.1.4 Schutz vor Schadprogrammen</text:p>
          </table:table-cell>
          <table:table-cell office:value-type="string" calcext:value-type="string">
            <text:p>Standard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office:value-type="float" office:value="-0.03" calcext:value-type="float">
            <text:p>-0,03</text:p>
          </table:table-cell>
          <table:table-cell table:formula="of:=VLOOKUP([.$A29];[$'GESAMT GEQ 0'.$A$2:$'GESAMT GEQ 0'.$A$37];1;0)" office:value-type="string" office:string-value="" calcext:value-type="error">
            <text:p>#NV</text:p>
          </table:table-cell>
          <table:table-cell table:formula="of:=VLOOKUP([.$A29];[$'GESAMT GEQ 0'.$B$2:$'GESAMT GEQ 0'.$B$37];1;0)" office:value-type="string" office:string-value="" calcext:value-type="error">
            <text:p>#NV</text:p>
          </table:table-cell>
          <table:table-cell table:formula="of:=VLOOKUP([.$A29];[$'GESAMT GEQ 0'.$C$2:$'GESAMT GEQ 0'.$BC65];1;0)" office:value-type="string" office:string-value="" calcext:value-type="error">
            <text:p>#NV</text:p>
          </table:table-cell>
          <table:table-cell table:formula="of:=VLOOKUP([.$A29];[$'GESAMT GEQ 0'.$D$2:$'GESAMT GEQ 0'.$BD65];1;0)" office:value-type="string" office:string-value="" calcext:value-type="error">
            <text:p>#NV</text:p>
          </table:table-cell>
          <table:table-cell table:formula="of:=VLOOKUP([.$A29];[$'GESAMT GEQ 0'.$E$2:$'GESAMT GEQ 0'.$BE64];1;0)" office:value-type="string" office:string-value="" calcext:value-type="error">
            <text:p>#N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.1.1.A6</text:p>
          </table:table-cell>
          <table:table-cell office:value-type="string" calcext:value-type="string">
            <text:p>SYS.1.1 Allgemeiner Server</text:p>
          </table:table-cell>
          <table:table-cell office:value-type="string" calcext:value-type="string">
            <text:p>Basis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office:value-type="float" office:value="-0.03" calcext:value-type="float">
            <text:p>-0,03</text:p>
          </table:table-cell>
          <table:table-cell table:formula="of:=VLOOKUP([.$A30];[$'GESAMT GEQ 0'.$A$2:$'GESAMT GEQ 0'.$A$37];1;0)" office:value-type="string" office:string-value="SYS.1.1.A6" calcext:value-type="string">
            <text:p>SYS.1.1.A6</text:p>
          </table:table-cell>
          <table:table-cell table:formula="of:=VLOOKUP([.$A30];[$'GESAMT GEQ 0'.$B$2:$'GESAMT GEQ 0'.$B$37];1;0)" office:value-type="string" office:string-value="SYS.1.1.A6" calcext:value-type="string">
            <text:p>SYS.1.1.A6</text:p>
          </table:table-cell>
          <table:table-cell table:formula="of:=VLOOKUP([.$A30];[$'GESAMT GEQ 0'.$C$2:$'GESAMT GEQ 0'.$BC66];1;0)" office:value-type="string" office:string-value="" calcext:value-type="error">
            <text:p>#NV</text:p>
          </table:table-cell>
          <table:table-cell table:formula="of:=VLOOKUP([.$A30];[$'GESAMT GEQ 0'.$D$2:$'GESAMT GEQ 0'.$BD66];1;0)" office:value-type="string" office:string-value="SYS.1.1.A6" calcext:value-type="string">
            <text:p>SYS.1.1.A6</text:p>
          </table:table-cell>
          <table:table-cell table:formula="of:=VLOOKUP([.$A30];[$'GESAMT GEQ 0'.$E$2:$'GESAMT GEQ 0'.$BE65];1;0)" office:value-type="string" office:string-value="" calcext:value-type="error">
            <text:p>#N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YS.1.3.A4</text:p>
          </table:table-cell>
          <table:table-cell office:value-type="string" calcext:value-type="string">
            <text:p>SYS.1.3 Server unter Linux und Unix</text:p>
          </table:table-cell>
          <table:table-cell office:value-type="string" calcext:value-type="string">
            <text:p>Basis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office:value-type="float" office:value="-0.03" calcext:value-type="float">
            <text:p>-0,03</text:p>
          </table:table-cell>
          <table:table-cell table:formula="of:=VLOOKUP([.$A31];[$'GESAMT GEQ 0'.$A$2:$'GESAMT GEQ 0'.$A$37];1;0)" office:value-type="string" office:string-value="SYS.1.3.A4" calcext:value-type="string">
            <text:p>SYS.1.3.A4</text:p>
          </table:table-cell>
          <table:table-cell table:formula="of:=VLOOKUP([.$A31];[$'GESAMT GEQ 0'.$B$2:$'GESAMT GEQ 0'.$B$37];1;0)" office:value-type="string" office:string-value="SYS.1.3.A4" calcext:value-type="string">
            <text:p>SYS.1.3.A4</text:p>
          </table:table-cell>
          <table:table-cell table:formula="of:=VLOOKUP([.$A31];[$'GESAMT GEQ 0'.$C$2:$'GESAMT GEQ 0'.$BC67];1;0)" office:value-type="string" office:string-value="" calcext:value-type="error">
            <text:p>#NV</text:p>
          </table:table-cell>
          <table:table-cell table:formula="of:=VLOOKUP([.$A31];[$'GESAMT GEQ 0'.$D$2:$'GESAMT GEQ 0'.$BD67];1;0)" office:value-type="string" office:string-value="SYS.1.3.A4" calcext:value-type="string">
            <text:p>SYS.1.3.A4</text:p>
          </table:table-cell>
          <table:table-cell table:formula="of:=VLOOKUP([.$A31];[$'GESAMT GEQ 0'.$E$2:$'GESAMT GEQ 0'.$BE66];1;0)" office:value-type="string" office:string-value="" calcext:value-type="error">
            <text:p>#N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YS.2.2.3.A5</text:p>
          </table:table-cell>
          <table:table-cell office:value-type="string" calcext:value-type="string">
            <text:p>SYS.2.2.3 Clients unter Windows 10</text:p>
          </table:table-cell>
          <table:table-cell office:value-type="string" calcext:value-type="string">
            <text:p>Basis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office:value-type="float" office:value="-0.03" calcext:value-type="float">
            <text:p>-0,03</text:p>
          </table:table-cell>
          <table:table-cell table:formula="of:=VLOOKUP([.$A32];[$'GESAMT GEQ 0'.$A$2:$'GESAMT GEQ 0'.$A$37];1;0)" office:value-type="string" office:string-value="SYS.2.2.3.A5" calcext:value-type="string">
            <text:p>SYS.2.2.3.A5</text:p>
          </table:table-cell>
          <table:table-cell table:formula="of:=VLOOKUP([.$A32];[$'GESAMT GEQ 0'.$B$2:$'GESAMT GEQ 0'.$B$37];1;0)" office:value-type="string" office:string-value="SYS.2.2.3.A5" calcext:value-type="string">
            <text:p>SYS.2.2.3.A5</text:p>
          </table:table-cell>
          <table:table-cell table:formula="of:=VLOOKUP([.$A32];[$'GESAMT GEQ 0'.$C$2:$'GESAMT GEQ 0'.$BC68];1;0)" office:value-type="string" office:string-value="" calcext:value-type="error">
            <text:p>#NV</text:p>
          </table:table-cell>
          <table:table-cell table:formula="of:=VLOOKUP([.$A32];[$'GESAMT GEQ 0'.$D$2:$'GESAMT GEQ 0'.$BD68];1;0)" office:value-type="string" office:string-value="SYS.2.2.3.A5" calcext:value-type="string">
            <text:p>SYS.2.2.3.A5</text:p>
          </table:table-cell>
          <table:table-cell table:formula="of:=VLOOKUP([.$A32];[$'GESAMT GEQ 0'.$E$2:$'GESAMT GEQ 0'.$BE67];1;0)" office:value-type="string" office:string-value="" calcext:value-type="error">
            <text:p>#N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YS.2.2.3.A11</text:p>
          </table:table-cell>
          <table:table-cell office:value-type="string" calcext:value-type="string">
            <text:p>SYS.2.2.3 Clients unter Windows 10</text:p>
          </table:table-cell>
          <table:table-cell office:value-type="string" calcext:value-type="string">
            <text:p>Standard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office:value-type="float" office:value="-0.03" calcext:value-type="float">
            <text:p>-0,03</text:p>
          </table:table-cell>
          <table:table-cell table:formula="of:=VLOOKUP([.$A33];[$'GESAMT GEQ 0'.$A$2:$'GESAMT GEQ 0'.$A$37];1;0)" office:value-type="string" office:string-value="SYS.2.2.3.A11" calcext:value-type="string">
            <text:p>SYS.2.2.3.A11</text:p>
          </table:table-cell>
          <table:table-cell table:formula="of:=VLOOKUP([.$A33];[$'GESAMT GEQ 0'.$B$2:$'GESAMT GEQ 0'.$B$37];1;0)" office:value-type="string" office:string-value="SYS.2.2.3.A11" calcext:value-type="string">
            <text:p>SYS.2.2.3.A11</text:p>
          </table:table-cell>
          <table:table-cell table:formula="of:=VLOOKUP([.$A33];[$'GESAMT GEQ 0'.$C$2:$'GESAMT GEQ 0'.$BC69];1;0)" office:value-type="string" office:string-value="SYS.2.2.3.A11" calcext:value-type="string">
            <text:p>SYS.2.2.3.A11</text:p>
          </table:table-cell>
          <table:table-cell table:formula="of:=VLOOKUP([.$A33];[$'GESAMT GEQ 0'.$D$2:$'GESAMT GEQ 0'.$BD69];1;0)" office:value-type="string" office:string-value="SYS.2.2.3.A11" calcext:value-type="string">
            <text:p>SYS.2.2.3.A11</text:p>
          </table:table-cell>
          <table:table-cell table:formula="of:=VLOOKUP([.$A33];[$'GESAMT GEQ 0'.$E$2:$'GESAMT GEQ 0'.$BE68];1;0)" office:value-type="string" office:string-value="" calcext:value-type="error">
            <text:p>#N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YS.2.2.3.A18</text:p>
          </table:table-cell>
          <table:table-cell office:value-type="string" calcext:value-type="string">
            <text:p>SYS.2.2.3 Clients unter Windows 10</text:p>
          </table:table-cell>
          <table:table-cell office:value-type="string" calcext:value-type="string">
            <text:p>Standard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office:value-type="float" office:value="-0.03" calcext:value-type="float">
            <text:p>-0,03</text:p>
          </table:table-cell>
          <table:table-cell table:formula="of:=VLOOKUP([.$A34];[$'GESAMT GEQ 0'.$A$2:$'GESAMT GEQ 0'.$A$37];1;0)" office:value-type="string" office:string-value="SYS.2.2.3.A18" calcext:value-type="string">
            <text:p>SYS.2.2.3.A18</text:p>
          </table:table-cell>
          <table:table-cell table:formula="of:=VLOOKUP([.$A34];[$'GESAMT GEQ 0'.$B$2:$'GESAMT GEQ 0'.$B$37];1;0)" office:value-type="string" office:string-value="SYS.2.2.3.A18" calcext:value-type="string">
            <text:p>SYS.2.2.3.A18</text:p>
          </table:table-cell>
          <table:table-cell table:formula="of:=VLOOKUP([.$A34];[$'GESAMT GEQ 0'.$C$2:$'GESAMT GEQ 0'.$BC70];1;0)" office:value-type="string" office:string-value="SYS.2.2.3.A18" calcext:value-type="string">
            <text:p>SYS.2.2.3.A18</text:p>
          </table:table-cell>
          <table:table-cell table:formula="of:=VLOOKUP([.$A34];[$'GESAMT GEQ 0'.$D$2:$'GESAMT GEQ 0'.$BD70];1;0)" office:value-type="string" office:string-value="SYS.2.2.3.A18" calcext:value-type="string">
            <text:p>SYS.2.2.3.A18</text:p>
          </table:table-cell>
          <table:table-cell table:formula="of:=VLOOKUP([.$A34];[$'GESAMT GEQ 0'.$E$2:$'GESAMT GEQ 0'.$BE69];1;0)" office:value-type="string" office:string-value="" calcext:value-type="error">
            <text:p>#N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YS.2.2.3.A19</text:p>
          </table:table-cell>
          <table:table-cell office:value-type="string" calcext:value-type="string">
            <text:p>SYS.2.2.3 Clients unter Windows 10</text:p>
          </table:table-cell>
          <table:table-cell office:value-type="string" calcext:value-type="string">
            <text:p>Standard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office:value-type="float" office:value="-0.03" calcext:value-type="float">
            <text:p>-0,03</text:p>
          </table:table-cell>
          <table:table-cell table:formula="of:=VLOOKUP([.$A35];[$'GESAMT GEQ 0'.$A$2:$'GESAMT GEQ 0'.$A$37];1;0)" office:value-type="string" office:string-value="SYS.2.2.3.A19" calcext:value-type="string">
            <text:p>SYS.2.2.3.A19</text:p>
          </table:table-cell>
          <table:table-cell table:formula="of:=VLOOKUP([.$A35];[$'GESAMT GEQ 0'.$B$2:$'GESAMT GEQ 0'.$B$37];1;0)" office:value-type="string" office:string-value="SYS.2.2.3.A19" calcext:value-type="string">
            <text:p>SYS.2.2.3.A19</text:p>
          </table:table-cell>
          <table:table-cell table:formula="of:=VLOOKUP([.$A35];[$'GESAMT GEQ 0'.$C$2:$'GESAMT GEQ 0'.$BC71];1;0)" office:value-type="string" office:string-value="SYS.2.2.3.A19" calcext:value-type="string">
            <text:p>SYS.2.2.3.A19</text:p>
          </table:table-cell>
          <table:table-cell table:formula="of:=VLOOKUP([.$A35];[$'GESAMT GEQ 0'.$D$2:$'GESAMT GEQ 0'.$BD71];1;0)" office:value-type="string" office:string-value="SYS.2.2.3.A19" calcext:value-type="string">
            <text:p>SYS.2.2.3.A19</text:p>
          </table:table-cell>
          <table:table-cell table:formula="of:=VLOOKUP([.$A35];[$'GESAMT GEQ 0'.$E$2:$'GESAMT GEQ 0'.$BE70];1;0)" office:value-type="string" office:string-value="" calcext:value-type="error">
            <text:p>#N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SYS.3.2.1.A14</text:p>
          </table:table-cell>
          <table:table-cell table:style-name="ce7" office:value-type="string" calcext:value-type="string">
            <text:p>SYS.3.2.1 Allgemeine Smartphones und Tablets</text:p>
          </table:table-cell>
          <table:table-cell table:style-name="ce7" office:value-type="string" calcext:value-type="string">
            <text:p>Standard</text:p>
          </table:table-cell>
          <table:table-cell table:style-name="ce8" office:value-type="float" office:value="0.32" calcext:value-type="float">
            <text:p>0,32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gering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float" office:value="-0.03" calcext:value-type="float">
            <text:p>-0,03</text:p>
          </table:table-cell>
          <table:table-cell table:style-name="ce7" table:formula="of:=VLOOKUP([.$A36];[$'GESAMT GEQ 0'.$A$2:$'GESAMT GEQ 0'.$A$37];1;0)" office:value-type="string" office:string-value="SYS.3.2.1.A14" calcext:value-type="string">
            <text:p>SYS.3.2.1.A14</text:p>
          </table:table-cell>
          <table:table-cell table:style-name="ce7" table:formula="of:=VLOOKUP([.$A36];[$'GESAMT GEQ 0'.$B$2:$'GESAMT GEQ 0'.$B$37];1;0)" office:value-type="string" office:string-value="SYS.3.2.1.A14" calcext:value-type="string">
            <text:p>SYS.3.2.1.A14</text:p>
          </table:table-cell>
          <table:table-cell table:style-name="ce7" table:formula="of:=VLOOKUP([.$A36];[$'GESAMT GEQ 0'.$C$2:$'GESAMT GEQ 0'.$BC72];1;0)" office:value-type="string" office:string-value="SYS.3.2.1.A14" calcext:value-type="string">
            <text:p>SYS.3.2.1.A14</text:p>
          </table:table-cell>
          <table:table-cell table:style-name="ce7" table:formula="of:=VLOOKUP([.$A36];[$'GESAMT GEQ 0'.$D$2:$'GESAMT GEQ 0'.$BD72];1;0)" office:value-type="string" office:string-value="SYS.3.2.1.A14" calcext:value-type="string">
            <text:p>SYS.3.2.1.A14</text:p>
          </table:table-cell>
          <table:table-cell table:style-name="ce7" table:formula="of:=VLOOKUP([.$A36];[$'GESAMT GEQ 0'.$E$2:$'GESAMT GEQ 0'.$BE71];1;0)" office:value-type="string" office:string-value="" calcext:value-type="error">
            <text:p>#NV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MME</text:p>
          </table:table-cell>
          <table:table-cell table:number-columns-repeated="2"/>
          <table:table-cell table:style-name="Default" table:formula="of:=SUM([.D2:.D36])" office:value-type="float" office:value="22.97" calcext:value-type="float">
            <text:p>22,97</text:p>
          </table:table-cell>
          <table:table-cell table:number-columns-repeated="3"/>
          <table:table-cell table:formula="of:=SUM([.H2:.H36])" office:value-type="float" office:value="-1.45" calcext:value-type="float">
            <text:p>-1,4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string" calcext:value-type="string">
            <text:p>SUMME WIRKSAMKEIT</text:p>
          </table:table-cell>
          <table:table-cell table:number-columns-repeated="2"/>
          <table:table-cell table:style-name="Default"/>
          <table:table-cell table:number-columns-repeated="4"/>
          <table:table-cell table:formula="of:=[.$D$37]-[.D24]-[.D23]-[.D29]" office:value-type="float" office:value="20.65" calcext:value-type="float">
            <text:p>20,65</text:p>
          </table:table-cell>
          <table:table-cell table:formula="of:=[.D37]-[.D24]-[.D23]-[.D22]-[.D29]" office:value-type="float" office:value="19.65" calcext:value-type="float">
            <text:p>19,65</text:p>
          </table:table-cell>
          <table:table-cell table:formula="of:=[.D37]-[.D32]-[.D31]-[.D30]-[.D27]-[.D26]-[.D24]-[.D23]-[.D22]-[.D21]" office:value-type="float" office:value="17.37" calcext:value-type="float">
            <text:p>17,37</text:p>
          </table:table-cell>
          <table:table-cell table:formula="of:=[.D37]-[.D29]" office:value-type="float" office:value="22.65" calcext:value-type="float">
            <text:p>22,65</text:p>
          </table:table-cell>
          <table:table-cell table:formula="of:=[.D37]-[.D36]-[.D35]-[.D34]-[.D33]-[.D32]-[.D31]-[.D30]-[.D29]-[.D28]-[.D27]-[.D26]-[.D25]-[.D24]-[.D23]-[.D20]-[.D19]-[.D18]-[.D16]-[.D15]-[.D12]" office:value-type="float" office:value="14.01" calcext:value-type="float">
            <text:p>14,01</text:p>
          </table:table-cell>
          <table:table-cell table:style-name="Default"/>
        </table:table-row>
        <table:table-row table:style-name="ro1">
          <table:table-cell office:value-type="string" calcext:value-type="string">
            <text:p>SUMME AUFWAND</text:p>
          </table:table-cell>
          <table:table-cell table:number-columns-repeated="2"/>
          <table:table-cell table:style-name="Default"/>
          <table:table-cell table:number-columns-repeated="4"/>
          <table:table-cell table:formula="of:=[.H37]-[.H24]-[.H23]-[.H29]" office:value-type="float" office:value="-1.22" calcext:value-type="float">
            <text:p>-1,22</text:p>
          </table:table-cell>
          <table:table-cell table:formula="of:=[.H37]-[.H24]-[.H23]-[.H22]-[.H29]" office:value-type="float" office:value="-1.12" calcext:value-type="float">
            <text:p>-1,12</text:p>
          </table:table-cell>
          <table:table-cell table:formula="of:=[.H37]-[.H32]-[.H31]-[.H30]-[.H27]-[.H26]-[.H24]-[.H23]-[.H22]-[.H21]" office:value-type="float" office:value="-0.9" calcext:value-type="float">
            <text:p>-0,9</text:p>
          </table:table-cell>
          <table:table-cell table:formula="of:=[.H37]-[.H29]" office:value-type="float" office:value="-1.42" calcext:value-type="float">
            <text:p>-1,42</text:p>
          </table:table-cell>
          <table:table-cell table:formula="of:=[.H37]-[.H36]-[.H35]-[.H34]-[.H33]-[.H32]-[.H31]-[.H30]-[.H29]-[.H28]-[.H27]-[.H26]-[.H25]-[.H24]-[.H23]-[.H20]-[.H19]-[.H18]-[.H16]-[.H15]-[.H12]" office:value-type="float" office:value="-0.71" calcext:value-type="float">
            <text:p>-0,71</text:p>
          </table:table-cell>
          <table:table-cell table:style-name="Default"/>
        </table:table-row>
        <table:table-row table:style-name="ro1">
          <table:table-cell office:value-type="string" calcext:value-type="string">
            <text:p>GESAMT</text:p>
          </table:table-cell>
          <table:table-cell table:number-columns-repeated="2"/>
          <table:table-cell table:style-name="Default"/>
          <table:table-cell table:number-columns-repeated="4"/>
          <table:table-cell table:formula="of:=[.I38]*0.1+[.I39]" office:value-type="float" office:value="0.845000000000001" calcext:value-type="float">
            <text:p>0,845000000000001</text:p>
          </table:table-cell>
          <table:table-cell table:formula="of:=[.J38]*0.1+[.J39]" office:value-type="float" office:value="0.845000000000001" calcext:value-type="float">
            <text:p>0,845000000000001</text:p>
          </table:table-cell>
          <table:table-cell table:formula="of:=[.K38]*0.1+[.K39]" office:value-type="float" office:value="0.837" calcext:value-type="float">
            <text:p>0,837</text:p>
          </table:table-cell>
          <table:table-cell table:formula="of:=[.L38]*0.1+[.L39]" office:value-type="float" office:value="0.845" calcext:value-type="float">
            <text:p>0,845</text:p>
          </table:table-cell>
          <table:table-cell table:formula="of:=[.M38]*0.1+[.M39]" office:value-type="float" office:value="0.691" calcext:value-type="float">
            <text:p>0,691</text:p>
          </table:table-cell>
          <table:table-cell table:style-name="Default"/>
        </table:table-row>
      </table:table>
      <table:table table:name="GESAMT GEQ 0" table:style-name="ta1"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M1</text:p>
          </table:table-cell>
          <table:table-cell table:style-name="ce6" office:value-type="string" calcext:value-type="string">
            <text:p>M2</text:p>
          </table:table-cell>
          <table:table-cell table:style-name="ce6" office:value-type="string" calcext:value-type="string">
            <text:p>M3</text:p>
          </table:table-cell>
          <table:table-cell table:style-name="ce6" office:value-type="string" calcext:value-type="string">
            <text:p>M4</text:p>
          </table:table-cell>
          <table:table-cell table:style-name="ce6" office:value-type="string" calcext:value-type="string">
            <text:p>M5</text:p>
          </table:table-cell>
        </table:table-row>
        <table:table-row table:style-name="ro1">
          <table:table-cell table:number-columns-repeated="2" office:value-type="string" calcext:value-type="string">
            <text:p>SYS.2.1.A3</text:p>
          </table:table-cell>
          <table:table-cell office:value-type="string" calcext:value-type="string">
            <text:p>SYS.2.1.A16</text:p>
          </table:table-cell>
          <table:table-cell table:number-columns-repeated="2" office:value-type="string" calcext:value-type="string">
            <text:p>SYS.2.1.A3</text:p>
          </table:table-cell>
        </table:table-row>
        <table:table-row table:style-name="ro1">
          <table:table-cell table:number-columns-repeated="2" office:value-type="string" calcext:value-type="string">
            <text:p>SYS.2.1.A16</text:p>
          </table:table-cell>
          <table:table-cell office:value-type="string" calcext:value-type="string">
            <text:p>NET.3.2.A17</text:p>
          </table:table-cell>
          <table:table-cell table:number-columns-repeated="2" office:value-type="string" calcext:value-type="string">
            <text:p>SYS.2.1.A16</text:p>
          </table:table-cell>
        </table:table-row>
        <table:table-row table:style-name="ro1">
          <table:table-cell table:number-columns-repeated="2" office:value-type="string" calcext:value-type="string">
            <text:p>NET.1.1.A9</text:p>
          </table:table-cell>
          <table:table-cell office:value-type="string" calcext:value-type="string">
            <text:p>SYS.1.3.A6</text:p>
          </table:table-cell>
          <table:table-cell office:value-type="string" calcext:value-type="string">
            <text:p>NET.1.1.A9</text:p>
          </table:table-cell>
          <table:table-cell office:value-type="string" calcext:value-type="string">
            <text:p>SYS.1.8.A3</text:p>
          </table:table-cell>
        </table:table-row>
        <table:table-row table:style-name="ro1">
          <table:table-cell table:number-columns-repeated="2" office:value-type="string" calcext:value-type="string">
            <text:p>NET.3.1.A3</text:p>
          </table:table-cell>
          <table:table-cell office:value-type="string" calcext:value-type="string">
            <text:p>APP.3.3.A7</text:p>
          </table:table-cell>
          <table:table-cell office:value-type="string" calcext:value-type="string">
            <text:p>NET.3.1.A3</text:p>
          </table:table-cell>
          <table:table-cell office:value-type="string" calcext:value-type="string">
            <text:p>DER.2.1.A4</text:p>
          </table:table-cell>
        </table:table-row>
        <table:table-row table:style-name="ro1">
          <table:table-cell table:number-columns-repeated="2" office:value-type="string" calcext:value-type="string">
            <text:p>NET.3.2.A5</text:p>
          </table:table-cell>
          <table:table-cell office:value-type="string" calcext:value-type="string">
            <text:p>SYS.2.1.A3</text:p>
          </table:table-cell>
          <table:table-cell office:value-type="string" calcext:value-type="string">
            <text:p>NET.3.2.A5</text:p>
          </table:table-cell>
          <table:table-cell office:value-type="string" calcext:value-type="string">
            <text:p>CON.3.A4</text:p>
          </table:table-cell>
        </table:table-row>
        <table:table-row table:style-name="ro1">
          <table:table-cell table:number-columns-repeated="2" office:value-type="string" calcext:value-type="string">
            <text:p>NET.3.2.A17</text:p>
          </table:table-cell>
          <table:table-cell office:value-type="string" calcext:value-type="string">
            <text:p>NET.1.1.A9</text:p>
          </table:table-cell>
          <table:table-cell office:value-type="string" calcext:value-type="string">
            <text:p>NET.3.2.A17</text:p>
          </table:table-cell>
          <table:table-cell office:value-type="string" calcext:value-type="string">
            <text:p>DER.1.A3</text:p>
          </table:table-cell>
        </table:table-row>
        <table:table-row table:style-name="ro1">
          <table:table-cell table:number-columns-repeated="2" office:value-type="string" calcext:value-type="string">
            <text:p>NET.4.1.A3</text:p>
          </table:table-cell>
          <table:table-cell office:value-type="string" calcext:value-type="string">
            <text:p>NET.3.1.A3</text:p>
          </table:table-cell>
          <table:table-cell office:value-type="string" calcext:value-type="string">
            <text:p>NET.4.1.A3</text:p>
          </table:table-cell>
          <table:table-cell office:value-type="string" calcext:value-type="string">
            <text:p>NET.1.1.A9</text:p>
          </table:table-cell>
        </table:table-row>
        <table:table-row table:style-name="ro1">
          <table:table-cell table:number-columns-repeated="2" office:value-type="string" calcext:value-type="string">
            <text:p>OPS.1.1.3.A3</text:p>
          </table:table-cell>
          <table:table-cell office:value-type="string" calcext:value-type="string">
            <text:p>NET.3.2.A5</text:p>
          </table:table-cell>
          <table:table-cell office:value-type="string" calcext:value-type="string">
            <text:p>OPS.1.1.3.A3</text:p>
          </table:table-cell>
          <table:table-cell office:value-type="string" calcext:value-type="string">
            <text:p>NET.3.1.A3</text:p>
          </table:table-cell>
        </table:table-row>
        <table:table-row table:style-name="ro1">
          <table:table-cell table:number-columns-repeated="2" office:value-type="string" calcext:value-type="string">
            <text:p>SYS.1.3.A6</text:p>
          </table:table-cell>
          <table:table-cell office:value-type="string" calcext:value-type="string">
            <text:p>NET.4.1.A3</text:p>
          </table:table-cell>
          <table:table-cell office:value-type="string" calcext:value-type="string">
            <text:p>SYS.1.3.A6</text:p>
          </table:table-cell>
          <table:table-cell office:value-type="string" calcext:value-type="string">
            <text:p>NET.3.2.A5</text:p>
          </table:table-cell>
        </table:table-row>
        <table:table-row table:style-name="ro1">
          <table:table-cell table:number-columns-repeated="2" office:value-type="string" calcext:value-type="string">
            <text:p>APP.3.3.A7</text:p>
          </table:table-cell>
          <table:table-cell office:value-type="string" calcext:value-type="string">
            <text:p>OPS.1.1.3.A3</text:p>
          </table:table-cell>
          <table:table-cell office:value-type="string" calcext:value-type="string">
            <text:p>APP.3.3.A7</text:p>
          </table:table-cell>
          <table:table-cell office:value-type="string" calcext:value-type="string">
            <text:p>NET.3.2.A17</text:p>
          </table:table-cell>
        </table:table-row>
        <table:table-row table:style-name="ro1">
          <table:table-cell table:number-columns-repeated="4" office:value-type="string" calcext:value-type="string">
            <text:p>INF.9.A5</text:p>
          </table:table-cell>
          <table:table-cell office:value-type="string" calcext:value-type="string">
            <text:p>NET.4.1.A3</text:p>
          </table:table-cell>
        </table:table-row>
        <table:table-row table:style-name="ro1">
          <table:table-cell table:number-columns-repeated="4" office:value-type="string" calcext:value-type="string">
            <text:p>SYS.1.8.A3</text:p>
          </table:table-cell>
          <table:table-cell office:value-type="string" calcext:value-type="string">
            <text:p>OPS.1.1.3.A3</text:p>
          </table:table-cell>
        </table:table-row>
        <table:table-row table:style-name="ro1">
          <table:table-cell office:value-type="string" calcext:value-type="string">
            <text:p>DER.2.1.A4</text:p>
          </table:table-cell>
          <table:table-cell office:value-type="string" calcext:value-type="string">
            <text:p>NET.1.2.A8</text:p>
          </table:table-cell>
          <table:table-cell table:number-columns-repeated="2" office:value-type="string" calcext:value-type="string">
            <text:p>DER.2.1.A4</text:p>
          </table:table-cell>
          <table:table-cell office:value-type="string" calcext:value-type="string">
            <text:p>SYS.1.3.A6</text:p>
          </table:table-cell>
        </table:table-row>
        <table:table-row table:style-name="ro1">
          <table:table-cell office:value-type="string" calcext:value-type="string">
            <text:p>NET.1.2.A8</text:p>
          </table:table-cell>
          <table:table-cell office:value-type="string" calcext:value-type="string">
            <text:p>NET.2.1.A5</text:p>
          </table:table-cell>
          <table:table-cell table:number-columns-repeated="2" office:value-type="string" calcext:value-type="string">
            <text:p>NET.1.2.A8</text:p>
          </table:table-cell>
          <table:table-cell office:value-type="string" calcext:value-type="string">
            <text:p>APP.3.3.A7</text:p>
          </table:table-cell>
        </table:table-row>
        <table:table-row table:style-name="ro1">
          <table:table-cell office:value-type="string" calcext:value-type="string">
            <text:p>NET.2.1.A5</text:p>
          </table:table-cell>
          <table:table-cell office:value-type="string" calcext:value-type="string">
            <text:p>APP.1.2.A4</text:p>
          </table:table-cell>
          <table:table-cell table:number-columns-repeated="2" office:value-type="string" calcext:value-type="string">
            <text:p>NET.2.1.A5</text:p>
          </table:table-cell>
          <table:table-cell office:value-type="string" calcext:value-type="string">
            <text:p>APP.1.2.A4</text:p>
          </table:table-cell>
        </table:table-row>
        <table:table-row table:style-name="ro1">
          <table:table-cell office:value-type="string" calcext:value-type="string">
            <text:p>APP.1.2.A4</text:p>
          </table:table-cell>
          <table:table-cell office:value-type="string" calcext:value-type="string">
            <text:p>DER.2.1.A4</text:p>
          </table:table-cell>
          <table:table-cell office:value-type="string" calcext:value-type="string">
            <text:p>SYS.3.2.1.A16</text:p>
          </table:table-cell>
          <table:table-cell office:value-type="string" calcext:value-type="string">
            <text:p>APP.1.2.A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YS.3.2.1.A16</text:p>
          </table:table-cell>
          <table:table-cell office:value-type="string" calcext:value-type="string">
            <text:p>SYS.3.2.4.A2</text:p>
          </table:table-cell>
          <table:table-cell office:value-type="string" calcext:value-type="string">
            <text:p>SYS.3.2.1.A1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YS.3.2.4.A2</text:p>
          </table:table-cell>
          <table:table-cell office:value-type="string" calcext:value-type="string">
            <text:p>APP.1.2.A4</text:p>
          </table:table-cell>
          <table:table-cell office:value-type="string" calcext:value-type="string">
            <text:p>SYS.3.2.4.A2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SYS.4.5.A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N.3.A4</text:p>
          </table:table-cell>
          <table:table-cell office:value-type="string" calcext:value-type="string">
            <text:p>NET.1.2.A22</text:p>
          </table:table-cell>
          <table:table-cell office:value-type="string" calcext:value-type="string">
            <text:p>CON.3.A4</text:p>
          </table:table-cell>
          <table:table-cell/>
        </table:table-row>
        <table:table-row table:style-name="ro1">
          <table:table-cell office:value-type="string" calcext:value-type="string">
            <text:p>DER.1.A3</text:p>
          </table:table-cell>
          <table:table-cell office:value-type="string" calcext:value-type="string">
            <text:p>NET.1.2.A22</text:p>
          </table:table-cell>
          <table:table-cell office:value-type="string" calcext:value-type="string">
            <text:p>OPS.1.1.4.A8</text:p>
          </table:table-cell>
          <table:table-cell office:value-type="string" calcext:value-type="string">
            <text:p>DER.1.A3</text:p>
          </table:table-cell>
          <table:table-cell/>
        </table:table-row>
        <table:table-row table:style-name="ro1">
          <table:table-cell office:value-type="string" calcext:value-type="string">
            <text:p>NET.1.2.A22</text:p>
          </table:table-cell>
          <table:table-cell office:value-type="string" calcext:value-type="string">
            <text:p>OPS.1.1.4.A5</text:p>
          </table:table-cell>
          <table:table-cell office:value-type="string" calcext:value-type="string">
            <text:p>SYS.2.2.3.A11</text:p>
          </table:table-cell>
          <table:table-cell office:value-type="string" calcext:value-type="string">
            <text:p>OPS.1.2.4.A7</text:p>
          </table:table-cell>
          <table:table-cell/>
        </table:table-row>
        <table:table-row table:style-name="ro1">
          <table:table-cell office:value-type="string" calcext:value-type="string">
            <text:p>OPS.1.1.4.A5</text:p>
          </table:table-cell>
          <table:table-cell office:value-type="string" calcext:value-type="string">
            <text:p>OPS.1.1.4.A6</text:p>
          </table:table-cell>
          <table:table-cell office:value-type="string" calcext:value-type="string">
            <text:p>SYS.2.2.3.A18</text:p>
          </table:table-cell>
          <table:table-cell office:value-type="string" calcext:value-type="string">
            <text:p>ORP.2.A6</text:p>
          </table:table-cell>
          <table:table-cell/>
        </table:table-row>
        <table:table-row table:style-name="ro1">
          <table:table-cell office:value-type="string" calcext:value-type="string">
            <text:p>OPS.1.1.4.A6</text:p>
          </table:table-cell>
          <table:table-cell office:value-type="string" calcext:value-type="string">
            <text:p>OPS.1.1.4.A8</text:p>
          </table:table-cell>
          <table:table-cell office:value-type="string" calcext:value-type="string">
            <text:p>SYS.2.2.3.A19</text:p>
          </table:table-cell>
          <table:table-cell office:value-type="string" calcext:value-type="string">
            <text:p>NET.1.2.A22</text:p>
          </table:table-cell>
          <table:table-cell/>
        </table:table-row>
        <table:table-row table:style-name="ro1">
          <table:table-cell office:value-type="string" calcext:value-type="string">
            <text:p>OPS.1.1.4.A8</text:p>
          </table:table-cell>
          <table:table-cell office:value-type="string" calcext:value-type="string">
            <text:p>SYS.1.1.A6</text:p>
          </table:table-cell>
          <table:table-cell office:value-type="string" calcext:value-type="string">
            <text:p>SYS.3.2.1.A14</text:p>
          </table:table-cell>
          <table:table-cell office:value-type="string" calcext:value-type="string">
            <text:p>OPS.1.1.4.A5</text:p>
          </table:table-cell>
          <table:table-cell/>
        </table:table-row>
        <table:table-row table:style-name="ro1">
          <table:table-cell office:value-type="string" calcext:value-type="string">
            <text:p>SYS.1.1.A6</text:p>
          </table:table-cell>
          <table:table-cell office:value-type="string" calcext:value-type="string">
            <text:p>SYS.1.3.A4</text:p>
          </table:table-cell>
          <table:table-cell/>
          <table:table-cell office:value-type="string" calcext:value-type="string">
            <text:p>OPS.1.1.4.A6</text:p>
          </table:table-cell>
          <table:table-cell/>
        </table:table-row>
        <table:table-row table:style-name="ro1">
          <table:table-cell office:value-type="string" calcext:value-type="string">
            <text:p>SYS.1.3.A4</text:p>
          </table:table-cell>
          <table:table-cell office:value-type="string" calcext:value-type="string">
            <text:p>SYS.2.2.3.A5</text:p>
          </table:table-cell>
          <table:table-cell/>
          <table:table-cell office:value-type="string" calcext:value-type="string">
            <text:p>OPS.1.1.4.A8</text:p>
          </table:table-cell>
          <table:table-cell/>
        </table:table-row>
        <table:table-row table:style-name="ro1">
          <table:table-cell office:value-type="string" calcext:value-type="string">
            <text:p>SYS.2.2.3.A5</text:p>
          </table:table-cell>
          <table:table-cell office:value-type="string" calcext:value-type="string">
            <text:p>SYS.2.2.3.A11</text:p>
          </table:table-cell>
          <table:table-cell/>
          <table:table-cell office:value-type="string" calcext:value-type="string">
            <text:p>SYS.1.1.A6</text:p>
          </table:table-cell>
          <table:table-cell/>
        </table:table-row>
        <table:table-row table:style-name="ro1">
          <table:table-cell office:value-type="string" calcext:value-type="string">
            <text:p>SYS.2.2.3.A11</text:p>
          </table:table-cell>
          <table:table-cell office:value-type="string" calcext:value-type="string">
            <text:p>SYS.2.2.3.A18</text:p>
          </table:table-cell>
          <table:table-cell/>
          <table:table-cell office:value-type="string" calcext:value-type="string">
            <text:p>SYS.1.3.A4</text:p>
          </table:table-cell>
          <table:table-cell/>
        </table:table-row>
        <table:table-row table:style-name="ro1">
          <table:table-cell office:value-type="string" calcext:value-type="string">
            <text:p>SYS.2.2.3.A18</text:p>
          </table:table-cell>
          <table:table-cell office:value-type="string" calcext:value-type="string">
            <text:p>SYS.2.2.3.A19</text:p>
          </table:table-cell>
          <table:table-cell/>
          <table:table-cell office:value-type="string" calcext:value-type="string">
            <text:p>SYS.2.2.3.A5</text:p>
          </table:table-cell>
          <table:table-cell/>
        </table:table-row>
        <table:table-row table:style-name="ro1">
          <table:table-cell office:value-type="string" calcext:value-type="string">
            <text:p>SYS.2.2.3.A19</text:p>
          </table:table-cell>
          <table:table-cell office:value-type="string" calcext:value-type="string">
            <text:p>SYS.3.2.1.A14</text:p>
          </table:table-cell>
          <table:table-cell/>
          <table:table-cell office:value-type="string" calcext:value-type="string">
            <text:p>SYS.2.2.3.A11</text:p>
          </table:table-cell>
          <table:table-cell/>
        </table:table-row>
        <table:table-row table:style-name="ro1">
          <table:table-cell office:value-type="string" calcext:value-type="string">
            <text:p>SYS.3.2.1.A14</text:p>
          </table:table-cell>
          <table:table-cell table:number-columns-repeated="2"/>
          <table:table-cell office:value-type="string" calcext:value-type="string">
            <text:p>SYS.2.2.3.A1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YS.2.2.3.A1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YS.3.2.1.A14</text:p>
          </table:table-cell>
          <table:table-cell/>
        </table:table-row>
      </table:table>
      <table:named-expressions/>
      <table:database-ranges>
        <table:database-range table:name="__Anonymous_Sheet_DB__1" table:target-range-address="Auswertung.A1:Auswertung.N40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.00.0000</text:date>, <text:time style:data-style-name="N2" text:time-value="20:20:22.26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5T16:59:34.650000000</meta:creation-date>
    <dc:date>2021-01-28T20:27:56.144000000</dc:date>
    <meta:editing-duration>PT5H19M21S</meta:editing-duration>
    <meta:editing-cycles>67</meta:editing-cycles>
    <meta:generator>LibreOffice/7.0.4.2$Windows_X86_64 LibreOffice_project/dcf040e67528d9187c66b2379df5ea4407429775</meta:generator>
    <meta:document-statistic meta:table-count="3" meta:cell-count="702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351cm" svg:y="8.395cm" style:legend-expansion="wide" chart:style-name="ch2"/>
        <chart:plot-area chart:style-name="ch3" table:cell-range-address="Ergebnisse.B1:Ergebnisse.F1 Ergebnisse.A5:Ergebnisse.F5" chart:data-source-has-labels="both" svg:x="0.32cm" svg:y="0.18cm" svg:width="15.36cm" svg:height="7.851cm">
          <chart:coordinate-region svg:x="0.952cm" svg:y="0.382cm" svg:width="14.728cm" svg:height="6.996cm"/>
          <chart:axis chart:dimension="x" chart:name="primary-x" chart:style-name="ch4" chartooo:axis-type="auto">
            <chartooo:date-scale/>
            <chart:categories table:cell-range-address="Ergebnisse.B1:Ergebnisse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rgebnisse.B5:Ergebnisse.F5" chart:label-cell-address="Ergebnisse.A5:Ergebnisse.A5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1</text:p>
                <draw:g>
                  <svg:desc>Ergebnisse.B1:Ergebnisse.F1</svg:desc>
                </draw:g>
              </table:table-cell>
              <table:table-cell office:value-type="string">
                <text:p>M2</text:p>
              </table:table-cell>
              <table:table-cell office:value-type="string">
                <text:p>M3</text:p>
              </table:table-cell>
              <table:table-cell office:value-type="string">
                <text:p>M4</text:p>
              </table:table-cell>
              <table:table-cell office:value-type="string">
                <text:p>M5</text:p>
              </table:table-cell>
            </table:table-row>
          </table:table-header-rows>
          <table:table-rows>
            <table:table-row>
              <table:table-cell office:value-type="string">
                <text:p>Anzahl Bausteine</text:p>
                <draw:g>
                  <svg:desc>Ergebnisse.A5:Ergebnisse.A5</svg:desc>
                </draw:g>
              </table:table-cell>
              <table:table-cell office:value-type="float" office:value="32">
                <text:p>32</text:p>
                <draw:g>
                  <svg:desc>Ergebnisse.B5:Ergebnisse.F5</svg:desc>
                </draw:g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 chart:data-label-number="value" chart:data-label-text="false" chart:data-label-symbol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 chart:label-position="top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 chart:label-position="top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5.42cm" svg:y="8.395cm" style:legend-expansion="wide" chart:style-name="ch2"/>
        <chart:plot-area chart:style-name="ch3" table:cell-range-address="Ergebnisse.A1:Ergebnisse.F4" chart:data-source-has-labels="both" svg:x="0.32cm" svg:y="0.18cm" svg:width="15.36cm" svg:height="7.851cm">
          <chart:coordinate-region svg:x="1.375cm" svg:y="0.382cm" svg:width="14.305cm" svg:height="6.996cm"/>
          <chart:axis chart:dimension="x" chart:name="primary-x" chart:style-name="ch4" chartooo:axis-type="auto">
            <chartooo:date-scale/>
            <chart:categories table:cell-range-address="Ergebnisse.A2:Ergebnisse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rgebnisse.B2:Ergebnisse.B4" chart:label-cell-address="Ergebnisse.B1:Ergebnisse.B1" chart:class="chart:bar">
            <chart:data-point chart:repeated="3"/>
          </chart:series>
          <chart:series chart:style-name="ch8" chart:values-cell-range-address="Ergebnisse.C2:Ergebnisse.C4" chart:label-cell-address="Ergebnisse.C1:Ergebnisse.C1" chart:class="chart:bar">
            <chart:data-point chart:repeated="3"/>
          </chart:series>
          <chart:series chart:style-name="ch9" chart:values-cell-range-address="Ergebnisse.D2:Ergebnisse.D4" chart:label-cell-address="Ergebnisse.D1:Ergebnisse.D1" chart:class="chart:bar">
            <chart:data-point chart:repeated="3"/>
          </chart:series>
          <chart:series chart:style-name="ch10" chart:values-cell-range-address="Ergebnisse.E2:Ergebnisse.E4" chart:label-cell-address="Ergebnisse.E1:Ergebnisse.E1" chart:class="chart:bar">
            <chart:data-point chart:repeated="3"/>
          </chart:series>
          <chart:series chart:style-name="ch11" chart:values-cell-range-address="Ergebnisse.F2:Ergebnisse.F4" chart:label-cell-address="Ergebnisse.F1:Ergebnisse.F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1</text:p>
                <draw:g>
                  <svg:desc>Ergebnisse.B1:Ergebnisse.B1</svg:desc>
                </draw:g>
              </table:table-cell>
              <table:table-cell office:value-type="string">
                <text:p>M2</text:p>
                <draw:g>
                  <svg:desc>Ergebnisse.C1:Ergebnisse.C1</svg:desc>
                </draw:g>
              </table:table-cell>
              <table:table-cell office:value-type="string">
                <text:p>M3</text:p>
                <draw:g>
                  <svg:desc>Ergebnisse.D1:Ergebnisse.D1</svg:desc>
                </draw:g>
              </table:table-cell>
              <table:table-cell office:value-type="string">
                <text:p>M4</text:p>
                <draw:g>
                  <svg:desc>Ergebnisse.E1:Ergebnisse.E1</svg:desc>
                </draw:g>
              </table:table-cell>
              <table:table-cell office:value-type="string">
                <text:p>M5</text:p>
                <draw:g>
                  <svg:desc>Ergebnisse.F1:Ergebniss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(I) x Wirksamkeit</text:p>
                <draw:g>
                  <svg:desc>Ergebnisse.A2:Ergebnisse.A4</svg:desc>
                </draw:g>
              </table:table-cell>
              <table:table-cell office:value-type="float" office:value="2.065">
                <text:p>2.065</text:p>
                <draw:g>
                  <svg:desc>Ergebnisse.B2:Ergebnisse.B4</svg:desc>
                </draw:g>
              </table:table-cell>
              <table:table-cell office:value-type="float" office:value="1.965">
                <text:p>1.965</text:p>
                <draw:g>
                  <svg:desc>Ergebnisse.C2:Ergebnisse.C4</svg:desc>
                </draw:g>
              </table:table-cell>
              <table:table-cell office:value-type="float" office:value="1.737">
                <text:p>1.737</text:p>
                <draw:g>
                  <svg:desc>Ergebnisse.D2:Ergebnisse.D4</svg:desc>
                </draw:g>
              </table:table-cell>
              <table:table-cell office:value-type="float" office:value="2.265">
                <text:p>2.265</text:p>
                <draw:g>
                  <svg:desc>Ergebnisse.E2:Ergebnisse.E4</svg:desc>
                </draw:g>
              </table:table-cell>
              <table:table-cell office:value-type="float" office:value="1.401">
                <text:p>1.401</text:p>
                <draw:g>
                  <svg:desc>Ergebnisse.F2:Ergebnisse.F4</svg:desc>
                </draw:g>
              </table:table-cell>
            </table:table-row>
            <table:table-row>
              <table:table-cell office:value-type="string">
                <text:p>Summe Aufwände</text:p>
              </table:table-cell>
              <table:table-cell office:value-type="float" office:value="-1.22">
                <text:p>-1.22</text:p>
              </table:table-cell>
              <table:table-cell office:value-type="float" office:value="-1.12">
                <text:p>-1.12</text:p>
              </table:table-cell>
              <table:table-cell office:value-type="float" office:value="-0.9">
                <text:p>-0.9</text:p>
              </table:table-cell>
              <table:table-cell office:value-type="float" office:value="-1.42">
                <text:p>-1.42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Differenz</text:p>
              </table:table-cell>
              <table:table-cell office:value-type="float" office:value="0.845000000000001">
                <text:p>0.845000000000001</text:p>
              </table:table-cell>
              <table:table-cell office:value-type="float" office:value="0.845000000000001">
                <text:p>0.845000000000001</text:p>
              </table:table-cell>
              <table:table-cell office:value-type="float" office:value="0.837">
                <text:p>0.837</text:p>
              </table:table-cell>
              <table:table-cell office:value-type="float" office:value="0.845">
                <text:p>0.845</text:p>
              </table:table-cell>
              <table:table-cell office:value-type="float" office:value="0.691">
                <text:p>0.6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